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alibri1" svg:font-family="Calibri"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6569in" fo:margin-left="-0.0785in" table:align="left" style:writing-mode="lr-tb"/>
    </style:style>
    <style:style style:name="Table1.A" style:family="table-column">
      <style:table-column-properties style:column-width="2.3875in"/>
    </style:style>
    <style:style style:name="Table1.B" style:family="table-column">
      <style:table-column-properties style:column-width="0.1625in"/>
    </style:style>
    <style:style style:name="Table1.C" style:family="table-column">
      <style:table-column-properties style:column-width="0.2125in"/>
    </style:style>
    <style:style style:name="Table1.D" style:family="table-column">
      <style:table-column-properties style:column-width="1.0625in"/>
    </style:style>
    <style:style style:name="Table1.E" style:family="table-column">
      <style:table-column-properties style:column-width="1.25in"/>
    </style:style>
    <style:style style:name="Table1.F" style:family="table-column">
      <style:table-column-properties style:column-width="0.025in"/>
    </style:style>
    <style:style style:name="Table1.G" style:family="table-column">
      <style:table-column-properties style:column-width="0.725in"/>
    </style:style>
    <style:style style:name="Table1.H" style:family="table-column">
      <style:table-column-properties style:column-width="1.8319in"/>
    </style:style>
    <style:style style:name="Table1.1" style:family="table-row">
      <style:table-row-properties style:keep-together="true" fo:keep-together="auto"/>
    </style:style>
    <style:style style:name="Table1.A1" style:family="table-cell">
      <style:table-cell-properties style:vertical-align="top" fo:background-color="#bfbfbf"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9" style:family="table-row">
      <style:table-row-properties style:min-row-height="0.1868in" style:keep-together="true" fo:keep-together="auto"/>
    </style:style>
    <style:style style:name="Table1.40" style:family="table-row">
      <style:table-row-properties style:min-row-height="0.2681in" style:keep-together="true" fo:keep-together="auto"/>
    </style:style>
    <style:style style:name="Table1.67" style:family="table-row">
      <style:table-row-properties style:min-row-height="0.2243in" style:keep-together="true" fo:keep-together="auto"/>
    </style:style>
    <style:style style:name="Table2" style:family="table">
      <style:table-properties style:width="7.6569in" fo:margin-left="-0.0785in" table:align="left" style:writing-mode="lr-tb"/>
    </style:style>
    <style:style style:name="Table2.A" style:family="table-column">
      <style:table-column-properties style:column-width="7.6569in"/>
    </style:style>
    <style:style style:name="Table2.1" style:family="table-row">
      <style:table-row-properties style:keep-together="true" fo:keep-together="auto"/>
    </style:style>
    <style:style style:name="Table2.A1" style:family="table-cell">
      <style:table-cell-properties style:vertical-align="top" fo:background-color="#bfbfbf" fo:padding-left="0.075in" fo:padding-right="0.075in" fo:padding-top="0in" fo:padding-bottom="0in" fo:border="0.0069in solid #000000" style:writing-mode="lr-tb">
        <style:background-image/>
      </style:table-cell-properties>
    </style:style>
    <style:style style:name="Table3" style:family="table">
      <style:table-properties style:width="7.6569in" fo:margin-left="-0.0785in" table:align="left" style:writing-mode="lr-tb"/>
    </style:style>
    <style:style style:name="Table3.A" style:family="table-column">
      <style:table-column-properties style:column-width="7.6569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0.0069in solid #000000" style:writing-mode="lr-tb"/>
    </style:style>
    <style:style style:name="P1" style:family="paragraph" style:parent-style-name="Header">
      <style:text-properties fo:color="#943634" style:font-name="Times New Roman" fo:font-size="14pt" fo:font-weight="bold" style:font-size-asian="14pt" style:font-weight-asian="bold" style:font-name-complex="Times New Roman" style:font-size-complex="14pt"/>
    </style:style>
    <style:style style:name="P2" style:family="paragraph" style:parent-style-name="Standard">
      <style:text-properties style:font-name="Calibri" fo:font-size="8pt" style:font-size-asian="8pt" style:font-name-complex="Calibri" style:font-size-complex="8pt"/>
    </style:style>
    <style:style style:name="P3" style:family="paragraph" style:parent-style-name="Standard">
      <style:paragraph-properties fo:line-height="115%" fo:text-align="center" style:justify-single-word="false" fo:orphans="2" fo:widows="2"/>
      <style:text-properties style:font-name="Calibri" fo:font-weight="bold" style:font-weight-asian="bold" style:font-name-complex="Calibri"/>
    </style:style>
    <style:style style:name="P4" style:family="paragraph" style:parent-style-name="Standard">
      <style:paragraph-properties fo:line-height="115%" fo:text-align="center" style:justify-single-word="false" fo:orphans="2" fo:widows="2"/>
      <style:text-properties style:font-name="Calibri" fo:font-size="9pt" fo:font-weight="bold" style:font-size-asian="9pt" style:font-weight-asian="bold" style:font-name-complex="Calibri" style:font-size-complex="9pt"/>
    </style:style>
    <style:style style:name="P5" style:family="paragraph" style:parent-style-name="Standard">
      <style:text-properties style:font-name="Calibri" fo:font-size="11pt" style:font-size-asian="11pt" style:font-name-complex="Calibri" style:font-size-complex="11pt"/>
    </style:style>
    <style:style style:name="P6" style:family="paragraph" style:parent-style-name="Standard">
      <style:paragraph-properties fo:line-height="115%" fo:orphans="2" fo:widows="2"/>
      <style:text-properties style:font-name="Calibri" fo:font-size="11pt" style:font-size-asian="11pt" style:font-name-complex="Calibri" style:font-size-complex="11pt"/>
    </style:style>
    <style:style style:name="P7" style:family="paragraph" style:parent-style-name="Standard">
      <style:paragraph-properties fo:text-align="justify" style:justify-single-word="false">
        <style:tab-stops>
          <style:tab-stop style:position="0.5in"/>
          <style:tab-stop style:position="0.7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font-name="Calibri" fo:font-size="11pt" style:font-size-asian="11pt" style:font-name-complex="Arial" style:font-size-complex="11pt"/>
    </style:style>
    <style:style style:name="P8" style:family="paragraph" style:parent-style-name="Standard">
      <style:paragraph-properties fo:line-height="115%" fo:orphans="2" fo:widows="2"/>
      <style:text-properties style:font-name="Calibri" fo:font-size="11pt" fo:font-weight="bold" style:font-size-asian="11pt" style:font-weight-asian="bold" style:font-name-complex="Calibri" style:font-size-complex="11pt"/>
    </style:style>
    <style:style style:name="P9" style:family="paragraph" style:parent-style-name="Standard">
      <style:paragraph-properties fo:hyphenation-ladder-count="no-limit">
        <style:tab-stops>
          <style:tab-stop style:position="-0.5in"/>
        </style:tab-stops>
      </style:paragraph-properties>
      <style:text-properties style:font-name="Calibri" fo:font-size="11pt" fo:font-weight="bold" style:font-size-asian="11pt" style:font-weight-asian="bold" style:font-name-complex="Calibri" style:font-size-complex="11pt" fo:hyphenate="false" fo:hyphenation-remain-char-count="2" fo:hyphenation-push-char-count="2"/>
    </style:style>
    <style:style style:name="P10" style:family="paragraph" style:parent-style-name="Standard">
      <style:paragraph-properties fo:line-height="115%" fo:text-align="center" style:justify-single-word="false" fo:orphans="2" fo:widows="2"/>
      <style:text-properties style:font-name="Calibri" fo:font-size="11pt" fo:font-style="italic" style:font-size-asian="11pt" style:font-style-asian="italic" style:font-name-complex="Calibri" style:font-size-complex="11pt"/>
    </style:style>
    <style:style style:name="P11" style:family="paragraph" style:parent-style-name="Standard">
      <style:paragraph-properties fo:line-height="115%" fo:orphans="2" fo:widows="2"/>
      <style:text-properties style:font-name="Calibri" fo:font-size="11pt" fo:font-style="italic" style:font-size-asian="11pt" style:font-style-asian="italic" style:font-name-complex="Calibri" style:font-size-complex="11pt"/>
    </style:style>
    <style:style style:name="P12" style:family="paragraph" style:parent-style-name="Standard">
      <style:paragraph-properties fo:text-align="justify" style:justify-single-word="false">
        <style:tab-stops>
          <style:tab-stop style:position="0.5in"/>
          <style:tab-stop style:position="0.7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font-name="Calibri" fo:font-size="11pt" fo:letter-spacing="-0.0016in" style:text-underline-style="solid" style:text-underline-width="auto" style:text-underline-color="font-color" style:font-size-asian="11pt" style:font-name-complex="Calibri" style:font-size-complex="11pt"/>
    </style:style>
    <style:style style:name="P13" style:family="paragraph" style:parent-style-name="Standard">
      <style:paragraph-properties fo:line-height="115%" fo:text-align="center" style:justify-single-word="false" fo:orphans="2" fo:widows="2"/>
      <style:text-properties style:font-name="Calibri" fo:font-style="italic" style:font-style-asian="italic" style:font-name-complex="Calibri"/>
    </style:style>
    <style:style style:name="P14" style:family="paragraph" style:parent-style-name="Standard">
      <style:paragraph-properties fo:line-height="115%" fo:orphans="2" fo:widows="2"/>
      <style:text-properties style:font-name="Calibri" fo:font-style="italic" style:font-style-asian="italic" style:font-name-complex="Calibri"/>
    </style:style>
    <style:style style:name="P15" style:family="paragraph" style:parent-style-name="Standard">
      <style:paragraph-properties fo:text-align="center" style:justify-single-word="false" fo:hyphenation-ladder-count="no-limit">
        <style:tab-stops>
          <style:tab-stop style:position="-0.5in"/>
        </style:tab-stops>
      </style:paragraph-properties>
      <style:text-properties style:font-name="Calibri" fo:font-style="italic" style:font-style-asian="italic" style:font-name-complex="Calibri" fo:hyphenate="false" fo:hyphenation-remain-char-count="2" fo:hyphenation-push-char-count="2"/>
    </style:style>
    <style:style style:name="P16" style:family="paragraph" style:parent-style-name="Standard">
      <style:paragraph-properties fo:text-align="justify" style:justify-single-word="false">
        <style:tab-stops>
          <style:tab-stop style:position="0.5in"/>
          <style:tab-stop style:position="0.7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font-name="Calibri" fo:font-style="italic" style:font-style-asian="italic" style:font-name-complex="Calibri"/>
    </style:style>
    <style:style style:name="P17" style:family="paragraph" style:parent-style-name="Standard">
      <style:paragraph-properties fo:text-align="justify" style:justify-single-word="false" fo:orphans="2" fo:widows="2"/>
      <style:text-properties style:font-name="Calibri" fo:letter-spacing="-0.0016in" fo:font-style="italic" style:font-style-asian="italic" style:font-name-complex="Arial"/>
    </style:style>
    <style:style style:name="P18" style:family="paragraph" style:parent-style-name="Standard">
      <style:paragraph-properties fo:text-align="justify" style:justify-single-word="false">
        <style:tab-stops>
          <style:tab-stop style:position="0.5in"/>
          <style:tab-stop style:position="0.7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font-name="Calibri" fo:letter-spacing="-0.0016in" fo:font-style="italic" style:font-style-asian="italic" style:font-name-complex="Arial"/>
    </style:style>
    <style:style style:name="P19" style:family="paragraph" style:parent-style-name="Standard">
      <style:text-properties style:font-name="Calibri" style:font-name-complex="Calibri"/>
    </style:style>
    <style:style style:name="P20" style:family="paragraph" style:parent-style-name="Standard">
      <style:paragraph-properties fo:text-align="justify" style:justify-single-word="false" fo:hyphenation-ladder-count="no-limit">
        <style:tab-stops>
          <style:tab-stop style:position="3.25in" style:type="center"/>
        </style:tab-stops>
      </style:paragraph-properties>
      <style:text-properties style:font-name="Times New Roman" fo:font-size="16pt" fo:letter-spacing="-0.0016in" fo:font-weight="bold" style:font-size-asian="16pt" style:font-weight-asian="bold" style:font-name-complex="Times New Roman" style:font-size-complex="16pt" fo:hyphenate="false" fo:hyphenation-remain-char-count="2" fo:hyphenation-push-char-count="2"/>
    </style:style>
    <style:style style:name="P21" style:family="paragraph" style:parent-style-name="Standard">
      <style:paragraph-properties fo:line-height="115%" fo:orphans="2" fo:widows="2"/>
    </style:style>
    <style:style style:name="P22" style:family="paragraph" style:parent-style-name="Standard">
      <style:paragraph-properties fo:text-align="center" style:justify-single-word="false">
        <style:tab-stops>
          <style:tab-stop style:position="0.5in"/>
          <style:tab-stop style:position="0.7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style>
    <style:style style:name="P23" style:family="paragraph" style:parent-style-name="Standard">
      <style:paragraph-properties fo:hyphenation-ladder-count="no-limit">
        <style:tab-stops>
          <style:tab-stop style:position="-0.5in"/>
        </style:tab-stops>
      </style:paragraph-properties>
      <style:text-properties fo:hyphenate="false" fo:hyphenation-remain-char-count="2" fo:hyphenation-push-char-count="2"/>
    </style:style>
    <style:style style:name="P24" style:family="paragraph" style:parent-style-name="Standard">
      <style:paragraph-properties fo:text-align="justify" style:justify-single-word="false">
        <style:tab-stops>
          <style:tab-stop style:position="0.5in"/>
          <style:tab-stop style:position="0.7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style>
    <style:style style:name="P25" style:family="paragraph" style:parent-style-name="Standard">
      <style:paragraph-properties fo:line-height="115%" fo:orphans="2" fo:widows="2"/>
      <style:text-properties style:font-name="Calibri1" fo:font-size="11pt" style:font-size-asian="11pt" style:font-size-complex="11pt"/>
    </style:style>
    <style:style style:name="P26" style:family="paragraph" style:parent-style-name="Standard">
      <style:paragraph-properties fo:line-height="115%" fo:orphans="2" fo:widows="2"/>
      <style:text-properties style:font-name="Calibri1" fo:font-size="11pt" style:font-size-asian="11pt" style:font-name-complex="Calibri" style:font-size-complex="11pt"/>
    </style:style>
    <style:style style:name="P27" style:family="paragraph" style:parent-style-name="Standard">
      <style:paragraph-properties fo:margin-left="0.25in" fo:margin-right="0in" fo:orphans="2" fo:widows="2" fo:text-indent="0in" style:auto-text-indent="false"/>
      <style:text-properties style:font-name="Calibri" fo:font-size="11pt" style:font-size-asian="11pt" style:font-name-complex="Calibri" style:font-size-complex="11pt"/>
    </style:style>
    <style:style style:name="P28" style:family="paragraph" style:parent-style-name="Standard">
      <style:paragraph-properties fo:margin-left="0in" fo:margin-right="1.5in" fo:text-indent="0in" style:auto-text-indent="false">
        <style:tab-stops>
          <style:tab-stop style:position="0.25in"/>
          <style:tab-stop style:position="0.5in"/>
          <style:tab-stop style:position="0.7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font-name="Calibri" fo:font-size="11pt" fo:font-weight="bold" style:font-size-asian="11pt" style:font-weight-asian="bold" style:font-name-complex="Arial" style:font-size-complex="11pt"/>
    </style:style>
    <style:style style:name="P29" style:family="paragraph" style:parent-style-name="Standard">
      <style:paragraph-properties fo:margin-top="0.0835in" fo:margin-bottom="0in" fo:text-align="justify" style:justify-single-word="false">
        <style:tab-stops>
          <style:tab-stop style:position="0.5in"/>
          <style:tab-stop style:position="0.7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style>
    <style:style style:name="P30" style:family="paragraph" style:parent-style-name="Standard">
      <style:paragraph-properties fo:margin-top="0.0835in" fo:margin-bottom="0in" fo:text-align="justify" style:justify-single-word="false">
        <style:tab-stops>
          <style:tab-stop style:position="0.25in"/>
          <style:tab-stop style:position="0.5in"/>
          <style:tab-stop style:position="0.7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style>
    <style:style style:name="P31" style:family="paragraph" style:parent-style-name="Standard">
      <style:paragraph-properties fo:margin-top="0.0835in" fo:margin-bottom="0in" fo:text-align="justify" style:justify-single-word="false">
        <style:tab-stops>
          <style:tab-stop style:position="0.5in"/>
          <style:tab-stop style:position="0.7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font-name="Calibri" fo:font-size="11pt" style:font-size-asian="11pt" style:font-name-complex="Arial" style:font-size-complex="11pt"/>
    </style:style>
    <style:style style:name="P32" style:family="paragraph" style:parent-style-name="Standard">
      <style:paragraph-properties fo:margin-top="0.0835in" fo:margin-bottom="0.0417in" fo:text-align="justify" style:justify-single-word="false">
        <style:tab-stops>
          <style:tab-stop style:position="0.5in"/>
          <style:tab-stop style:position="0.7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font-name="Calibri" fo:font-size="11pt" style:font-size-asian="11pt" style:font-name-complex="Arial" style:font-size-complex="11pt"/>
    </style:style>
    <style:style style:name="P33" style:family="paragraph" style:parent-style-name="Standard" style:list-style-name="WW8Num1">
      <style:paragraph-properties fo:orphans="2" fo:widows="2"/>
      <style:text-properties style:font-name="Calibri" fo:font-size="11pt" style:font-size-asian="11pt" style:font-name-complex="Calibri" style:font-size-complex="11pt"/>
    </style:style>
    <style:style style:name="P34" style:family="paragraph" style:parent-style-name="Standard" style:list-style-name="L1">
      <style:paragraph-properties fo:line-height="115%" fo:orphans="2" fo:widows="2"/>
      <style:text-properties style:font-name="Calibri" fo:font-size="11pt" style:font-size-asian="11pt" style:font-name-complex="Calibri" style:font-size-complex="11pt"/>
    </style:style>
    <style:style style:name="P35" style:family="paragraph" style:parent-style-name="Standard" style:list-style-name="WW8Num9">
      <style:paragraph-properties fo:text-align="justify" style:justify-single-word="false" fo:orphans="2" fo:widows="2">
        <style:tab-stops>
          <style:tab-stop style:position="0.5in"/>
          <style:tab-stop style:position="0.75in"/>
          <style:tab-stop style:position="1in"/>
          <style:tab-stop style:position="1.2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font-name="Calibri" fo:font-size="11pt" style:font-size-asian="11pt" style:font-name-complex="Arial" style:font-size-complex="11pt"/>
    </style:style>
    <style:style style:name="P36" style:family="paragraph" style:parent-style-name="Standard" style:list-style-name="WW8Num1">
      <style:paragraph-properties fo:orphans="2" fo:widows="2"/>
      <style:text-properties style:font-name="Calibri" fo:font-size="11pt" fo:letter-spacing="-0.0016in" style:font-size-asian="11pt" style:font-name-complex="Arial" style:font-size-complex="11pt"/>
    </style:style>
    <style:style style:name="P37" style:family="paragraph" style:parent-style-name="Standard" style:list-style-name="WW8Num1">
      <style:paragraph-properties fo:orphans="2" fo:widows="2"/>
    </style:style>
    <style:style style:name="P38" style:family="paragraph" style:parent-style-name="Standard" style:list-style-name="WW8Num8">
      <style:paragraph-properties fo:line-height="115%" fo:orphans="2" fo:widows="2"/>
    </style:style>
    <style:style style:name="P39" style:family="paragraph" style:parent-style-name="Standard" style:master-page-name="Standard">
      <style:paragraph-properties fo:line-height="115%" fo:text-align="center" style:justify-single-word="false" fo:orphans="2" fo:widows="2" style:page-number="auto"/>
      <style:text-properties style:font-name="Calibri" fo:font-size="14pt" fo:font-weight="bold" style:font-size-asian="14pt" style:font-weight-asian="bold" style:font-name-complex="Calibri" style:font-size-complex="14pt"/>
    </style:style>
    <style:style style:name="P40" style:family="paragraph">
      <style:paragraph-properties fo:text-align="start"/>
    </style:style>
    <style:style style:name="T1" style:family="text">
      <style:text-properties style:font-name="Calibri" fo:font-size="8pt" style:font-size-asian="8pt" style:font-name-complex="Calibri" style:font-size-complex="8pt"/>
    </style:style>
    <style:style style:name="T2" style:family="text">
      <style:text-properties style:font-name="Calibri" fo:font-size="8pt" style:text-underline-style="solid" style:text-underline-width="auto" style:text-underline-color="font-color" style:font-size-asian="8pt" style:font-name-complex="Calibri" style:font-size-complex="8pt"/>
    </style:style>
    <style:style style:name="T3" style:family="text">
      <style:text-properties style:font-name="Calibri" style:font-name-complex="Calibri"/>
    </style:style>
    <style:style style:name="T4" style:family="text">
      <style:text-properties style:font-name="Calibri" fo:font-weight="bold" style:font-weight-asian="bold" style:font-name-complex="Calibri"/>
    </style:style>
    <style:style style:name="T5" style:family="text">
      <style:text-properties style:font-name="Calibri" fo:font-size="11pt" style:font-size-asian="11pt" style:font-name-complex="Calibri" style:font-size-complex="11pt"/>
    </style:style>
    <style:style style:name="T6" style:family="text">
      <style:text-properties style:font-name="Calibri" fo:font-size="11pt" style:font-size-asian="11pt" style:font-name-complex="Arial" style:font-size-complex="11pt"/>
    </style:style>
    <style:style style:name="T7" style:family="text">
      <style:text-properties style:font-name="Calibri" fo:font-size="11pt" fo:letter-spacing="-0.0016in" style:font-size-asian="11pt" style:font-name-complex="Calibri" style:font-size-complex="11pt"/>
    </style:style>
    <style:style style:name="T8" style:family="text">
      <style:text-properties style:font-name="Calibri" fo:font-size="11pt" fo:letter-spacing="-0.0016in" style:text-underline-style="solid" style:text-underline-width="auto" style:text-underline-color="font-color" style:font-size-asian="11pt" style:font-name-complex="Calibri" style:font-size-complex="11pt"/>
    </style:style>
    <style:style style:name="T9" style:family="text">
      <style:text-properties style:font-name="Calibri" fo:font-size="11pt" fo:font-weight="bold" style:font-size-asian="11pt" style:font-weight-asian="bold" style:font-name-complex="Calibri" style:font-size-complex="11pt"/>
    </style:style>
    <style:style style:name="T10" style:family="text">
      <style:text-properties style:font-name="Calibri" fo:font-style="italic" style:font-style-asian="italic" style:font-name-complex="Calibri"/>
    </style:style>
    <style:style style:name="T11" style:family="text">
      <style:text-properties style:font-name="Calibri" fo:letter-spacing="-0.0016in" style:font-name-complex="Calibri"/>
    </style:style>
    <style:style style:name="T12" style:family="text">
      <style:text-properties style:font-name="Calibri" style:font-name-complex="Arial"/>
    </style:style>
    <style:style style:name="T13" style:family="text">
      <style:text-properties fo:color="#0000ff" style:font-name="Calibri" style:text-underline-style="solid" style:text-underline-width="auto" style:text-underline-color="font-color" style:font-name-complex="Calibri"/>
    </style:style>
    <style:style style:name="T14" style:family="text">
      <style:text-properties style:font-name="Calibri1" fo:font-size="11pt" style:font-size-asian="11pt" style:font-name-complex="Calibri" style:font-size-complex="11pt"/>
    </style:style>
    <style:style style:name="T15" style:family="text">
      <style:text-properties fo:background-color="#ffff00"/>
    </style:style>
    <style:style style:name="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ge-content" fo:background-color="#ffffff" style:background-transparency="0%" fo:padding-left="0.1035in" fo:padding-right="0.1035in" fo:padding-top="0.0535in" fo:padding-bottom="0.0535in" fo:border="0.0071in solid #000000">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checkbox form:name="Check5" form:control-implementation="ooo:com.sun.star.form.component.CheckBox" xml:id="control1" form:id="control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24" form:control-implementation="ooo:com.sun.star.form.component.CheckBox" xml:id="control2" form:id="control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25" form:control-implementation="ooo:com.sun.star.form.component.CheckBox" xml:id="control3" form:id="control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4" form:control-implementation="ooo:com.sun.star.form.component.CheckBox" xml:id="control4" form:id="control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24" form:control-implementation="ooo:com.sun.star.form.component.CheckBox" xml:id="control5" form:id="control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25" form:control-implementation="ooo:com.sun.star.form.component.CheckBox" xml:id="control6" form:id="control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24" form:control-implementation="ooo:com.sun.star.form.component.CheckBox" xml:id="control7" form:id="control7"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25" form:control-implementation="ooo:com.sun.star.form.component.CheckBox" xml:id="control8" form:id="control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24" form:control-implementation="ooo:com.sun.star.form.component.CheckBox" xml:id="control9" form:id="control9"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25" form:control-implementation="ooo:com.sun.star.form.component.CheckBox" xml:id="control10" form:id="control1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24" form:control-implementation="ooo:com.sun.star.form.component.CheckBox" xml:id="control11" form:id="control1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25" form:control-implementation="ooo:com.sun.star.form.component.CheckBox" xml:id="control12" form:id="control1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24" form:control-implementation="ooo:com.sun.star.form.component.CheckBox" xml:id="control13" form:id="control1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25" form:control-implementation="ooo:com.sun.star.form.component.CheckBox" xml:id="control14" form:id="control1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24" form:control-implementation="ooo:com.sun.star.form.component.CheckBox" xml:id="control15" form:id="control1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25" form:control-implementation="ooo:com.sun.star.form.component.CheckBox" xml:id="control16" form:id="control1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30" form:control-implementation="ooo:com.sun.star.form.component.CheckBox" xml:id="control17" form:id="control1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2" form:control-implementation="ooo:com.sun.star.form.component.CheckBox" xml:id="control18" form:id="control1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3" form:control-implementation="ooo:com.sun.star.form.component.CheckBox" xml:id="control19" form:id="control19"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39" form:control-implementation="ooo:com.sun.star.form.component.CheckBox" xml:id="control20" form:id="control20"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40" form:control-implementation="ooo:com.sun.star.form.component.CheckBox" xml:id="control21" form:id="control21"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41" form:control-implementation="ooo:com.sun.star.form.component.CheckBox" xml:id="control22" form:id="control2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30" form:control-implementation="ooo:com.sun.star.form.component.CheckBox" xml:id="control23" form:id="control2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31" form:control-implementation="ooo:com.sun.star.form.component.CheckBox" xml:id="control24" form:id="control2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32" form:control-implementation="ooo:com.sun.star.form.component.CheckBox" xml:id="control25" form:id="control2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1" form:control-implementation="ooo:com.sun.star.form.component.CheckBox" xml:id="control26" form:id="control26"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2" form:control-implementation="ooo:com.sun.star.form.component.CheckBox" xml:id="control27" form:id="control2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1" form:control-implementation="ooo:com.sun.star.form.component.CheckBox" xml:id="control28" form:id="control2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2" form:control-implementation="ooo:com.sun.star.form.component.CheckBox" xml:id="control29" form:id="control2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4" form:control-implementation="ooo:com.sun.star.form.component.CheckBox" xml:id="control30" form:id="control3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5" form:control-implementation="ooo:com.sun.star.form.component.CheckBox" xml:id="control31" form:id="control3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32" form:control-implementation="ooo:com.sun.star.form.component.CheckBox" xml:id="control32" form:id="control3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7" form:control-implementation="ooo:com.sun.star.form.component.CheckBox" xml:id="control33" form:id="control3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6" form:control-implementation="ooo:com.sun.star.form.component.CheckBox" xml:id="control34" form:id="control3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8" form:control-implementation="ooo:com.sun.star.form.component.CheckBox" xml:id="control35" form:id="control3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9" form:control-implementation="ooo:com.sun.star.form.component.CheckBox" xml:id="control36" form:id="control36"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1" form:control-implementation="ooo:com.sun.star.form.component.CheckBox" xml:id="control37" form:id="control3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2" form:control-implementation="ooo:com.sun.star.form.component.CheckBox" xml:id="control38" form:id="control38"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1" form:control-implementation="ooo:com.sun.star.form.component.CheckBox" xml:id="control39" form:id="control3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2" form:control-implementation="ooo:com.sun.star.form.component.CheckBox" xml:id="control40" form:id="control40"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37" form:control-implementation="ooo:com.sun.star.form.component.CheckBox" xml:id="control41" form:id="control4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1" form:control-implementation="ooo:com.sun.star.form.component.CheckBox" xml:id="control42" form:id="control4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2" form:control-implementation="ooo:com.sun.star.form.component.CheckBox" xml:id="control43" form:id="control4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1" form:control-implementation="ooo:com.sun.star.form.component.CheckBox" xml:id="control44" form:id="control4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2" form:control-implementation="ooo:com.sun.star.form.component.CheckBox" xml:id="control45" form:id="control4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1" form:control-implementation="ooo:com.sun.star.form.component.CheckBox" xml:id="control46" form:id="control46"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2" form:control-implementation="ooo:com.sun.star.form.component.CheckBox" xml:id="control47" form:id="control4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1" form:control-implementation="ooo:com.sun.star.form.component.CheckBox" xml:id="control48" form:id="control4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2" form:control-implementation="ooo:com.sun.star.form.component.CheckBox" xml:id="control49" form:id="control49"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1" form:control-implementation="ooo:com.sun.star.form.component.CheckBox" xml:id="control50" form:id="control5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2" form:control-implementation="ooo:com.sun.star.form.component.CheckBox" xml:id="control51" form:id="control5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1" form:control-implementation="ooo:com.sun.star.form.component.CheckBox" xml:id="control52" form:id="control5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2" form:control-implementation="ooo:com.sun.star.form.component.CheckBox" xml:id="control53" form:id="control5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1" form:control-implementation="ooo:com.sun.star.form.component.CheckBox" xml:id="control54" form:id="control5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2" form:control-implementation="ooo:com.sun.star.form.component.CheckBox" xml:id="control55" form:id="control5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1" form:control-implementation="ooo:com.sun.star.form.component.CheckBox" xml:id="control56" form:id="control5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2" form:control-implementation="ooo:com.sun.star.form.component.CheckBox" xml:id="control57" form:id="control57"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1" form:control-implementation="ooo:com.sun.star.form.component.CheckBox" xml:id="control58" form:id="control5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12" form:control-implementation="ooo:com.sun.star.form.component.CheckBox" xml:id="control59" form:id="control59"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42" form:control-implementation="ooo:com.sun.star.form.component.CheckBox" xml:id="control60" form:id="control6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REQUEST FOR IRB REVIEW OF EXEMPT RESEARCH INVOLVING HUMAN SUBJECTS</text:p>
      <text:p text:style-name="P3">FOR PROTOCOLS INVOLVING ESTABLISHED OR COMMONLY ACCEPTED EDUCATION SETTINGS AND </text:p>
      <text:p text:style-name="P3">NORMAL EDUCATIONAL PRACTICES</text:p>
      <text:p text:style-name="P4">45 CFR 46.101(b)(1)</text:p>
      <text:p text:style-name="P4"/>
      <text:p text:style-name="P6">Please complete this application as thoroughly as possible. <text:s/>Your application should include the following:</text:p>
      <text:list xml:id="list3350709012408574968" text:style-name="WW8Num1">
        <text:list-item>
          <text:p text:style-name="P33">A copy of any recruitment documents (including advertisements, flyers, letters, invitations, email) to be used; </text:p>
        </text:list-item>
        <text:list-item>
          <text:p text:style-name="P37"><text:span text:style-name="T5">A copy of the training certificates for all individuals working on the research unless it is on file with the CMU IRB. <text:s/>Training is available at </text:span><text:a xlink:type="simple" xlink:href="http://www.citiprogram.org/" text:style-name="Internet_20_link" text:visited-style-name="Visited_20_Internet_20_Link"><text:span text:style-name="Internet_20_link"><text:span text:style-name="T5">http://www.citiprogram.org</text:span></text:span></text:a><text:span text:style-name="T5">. <text:s/>See the </text:span><text:a xlink:type="simple" xlink:href="http://www.cmu.edu/osp/regulatory-compliance/human-subjects.html" text:style-name="Internet_20_link" text:visited-style-name="Visited_20_Internet_20_Link"><text:span text:style-name="Internet_20_link"><text:span text:style-name="T5">IRB website</text:span></text:span></text:a><text:span text:style-name="T5"> for details. </text:span></text:p>
        </text:list-item>
        <text:list-item>
          <text:p text:style-name="P36">If the PI is a student, the faculty advisor must submit a Faculty Advisor Assurance Form. <text:s/></text:p>
        </text:list-item>
      </text:list>
      <text:p text:style-name="P27"/>
      <text:p text:style-name="P21"><text:span text:style-name="T3">Please email all documents to </text:span><text:a xlink:type="simple" xlink:href="mailto:irb-review@andrew.cmu.edu" text:style-name="Internet_20_link" text:visited-style-name="Visited_20_Internet_20_Link"><text:span text:style-name="T13">irb-review@andrew.cmu.edu</text:span></text:a><text:span text:style-name="T3">. <text:s/>For assistance call CMU Research Compliance @ 412-268-5460 or email </text:span><text:a xlink:type="simple" xlink:href="mailto:irb-review@andrew.cmu.edu" text:style-name="Internet_20_link" text:visited-style-name="Visited_20_Internet_20_Link"><text:span text:style-name="T13">irb-review@andrew.cmu.edu</text:span></text:a><text:span text:style-name="T3">. <text:s/>Additional information and templates are available at </text:span><text:a xlink:type="simple" xlink:href="http://www.cmu.edu/osp/regulatory-compliance/human-subjects.html" text:style-name="Internet_20_link" text:visited-style-name="Visited_20_Internet_20_Link"><text:span text:style-name="Internet_20_link"><text:span text:style-name="T3">http://www.cmu.edu/osp/regulatory-compliance/human-subjects.html</text:span></text:span></text:a></text:p>
      <text:p text:style-name="P2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table:number-columns-spanned="8" office:value-type="string">
            <text:p text:style-name="P8">1. Protocol</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21"><text:span text:style-name="T5">Title: </text:span><text:bookmark-start text:name="Text24"/><text:span text:style-name="T5"><text:text-input text:description="Text24">Landslide: Systematic testing of concurrency bugs as an educational tool in 15-410</text:text-input></text:span><text:bookmark-end text:name="Text24"/></text:p>
          </table:table-cell>
          <table:covered-table-cell/>
          <table:covered-table-cell/>
          <table:covered-table-cell/>
          <table:covered-table-cell/>
          <table:covered-table-cell/>
          <table:covered-table-cell/>
          <table:covered-table-cell/>
        </table:table-row>
        <table:table-row table:style-name="Table1.1">
          <table:table-cell table:style-name="Table1.A3" table:number-columns-spanned="4" office:value-type="string">
            <text:p text:style-name="P21"><text:bookmark-start text:name="Check5"/><text:span text:style-name="T5"><draw:control text:anchor-type="as-char" draw:z-index="0" draw:style-name="gr1" draw:text-style-name="P40" svg:width="0.126in" svg:height="0.126in" draw:control="control1"/></text:span><text:bookmark-end text:name="Check5"/><text:span text:style-name="T5"> This is a previously approved study that has lapsed. <text:s text:c="10"/></text:span></text:p>
          </table:table-cell>
          <table:covered-table-cell/>
          <table:covered-table-cell/>
          <table:covered-table-cell/>
          <table:table-cell table:style-name="Table1.A2" table:number-columns-spanned="4" office:value-type="string">
            <text:p text:style-name="P21"><text:span text:style-name="T5">Previous IRB No: HS</text:span><text:span text:style-name="T5"><text:text-input text:description="Text49">     </text:text-input></text:span></text:p>
          </table:table-cell>
          <table:covered-table-cell/>
          <table:covered-table-cell/>
          <table:covered-table-cell/>
        </table:table-row>
        <table:table-row table:style-name="Table1.1">
          <table:table-cell table:style-name="Table1.A1" table:number-columns-spanned="8" office:value-type="string">
            <text:p text:style-name="P8">2. Principal Investigator (PI)</text:p>
          </table:table-cell>
          <table:covered-table-cell/>
          <table:covered-table-cell/>
          <table:covered-table-cell/>
          <table:covered-table-cell/>
          <table:covered-table-cell/>
          <table:covered-table-cell/>
          <table:covered-table-cell/>
        </table:table-row>
        <table:table-row table:style-name="Table1.1">
          <table:table-cell table:style-name="Table1.A3" table:number-columns-spanned="4" office:value-type="string">
            <text:p text:style-name="P21"><text:span text:style-name="T5">Name: </text:span><text:bookmark-start text:name="Text31"/><text:span text:style-name="T5"><text:text-input text:description="Text31">Ben Blum</text:text-input></text:span><text:bookmark-end text:name="Text31"/></text:p>
          </table:table-cell>
          <table:covered-table-cell/>
          <table:covered-table-cell/>
          <table:covered-table-cell/>
          <table:table-cell table:style-name="Table1.A2" table:number-columns-spanned="4" office:value-type="string">
            <text:p text:style-name="P21"><text:span text:style-name="T5">Department: </text:span><text:bookmark-start text:name="Text32"/><text:span text:style-name="T5"><text:text-input text:description="Text32">CMU CSD</text:text-input></text:span><text:bookmark-end text:name="Text32"/></text:p>
          </table:table-cell>
          <table:covered-table-cell/>
          <table:covered-table-cell/>
          <table:covered-table-cell/>
        </table:table-row>
        <table:table-row table:style-name="Table1.1">
          <table:table-cell table:style-name="Table1.A3" office:value-type="string">
            <text:p text:style-name="P21"><text:span text:style-name="T5">Telephone: </text:span><text:bookmark-start text:name="Text33"/><text:span text:style-name="T5"><text:text-input text:description="Text33">412 304 4294</text:text-input></text:span><text:bookmark-end text:name="Text33"/></text:p>
          </table:table-cell>
          <table:table-cell table:style-name="Table1.A3" table:number-columns-spanned="4" office:value-type="string">
            <text:p text:style-name="P21"><text:span text:style-name="T5">E-mail: </text:span><text:bookmark-start text:name="Text34"/><text:span text:style-name="T5"><text:text-input text:description="Text34">bblum@cs.cmu.edu</text:text-input></text:span><text:bookmark-end text:name="Text34"/></text:p>
          </table:table-cell>
          <table:covered-table-cell/>
          <table:covered-table-cell/>
          <table:covered-table-cell/>
          <table:table-cell table:style-name="Table1.A2" table:number-columns-spanned="3" office:value-type="string">
            <text:p text:style-name="P21"><text:span text:style-name="T5">Training Cert. <text:s/></text:span><text:bookmark-start text:name="Check24"/><text:span text:style-name="T5"><draw:control text:anchor-type="as-char" draw:z-index="1" draw:style-name="gr1" draw:text-style-name="P40" svg:width="0.126in" svg:height="0.126in" draw:control="control2"/></text:span><text:bookmark-end text:name="Check24"/><text:span text:style-name="T5"> Attached </text:span><text:bookmark-start text:name="Check25"/><text:span text:style-name="T5"><draw:control text:anchor-type="as-char" draw:z-index="2" draw:style-name="gr1" draw:text-style-name="P40" svg:width="0.126in" svg:height="0.126in" draw:control="control3"/></text:span><text:bookmark-end text:name="Check25"/><text:span text:style-name="T5"> On File</text:span></text:p>
          </table:table-cell>
          <table:covered-table-cell/>
          <table:covered-table-cell/>
        </table:table-row>
        <table:table-row table:style-name="Table1.1">
          <table:table-cell table:style-name="Table1.A2" table:number-columns-spanned="8" office:value-type="string">
            <text:p text:style-name="P21"><text:bookmark-start text:name="Check4"/><text:span text:style-name="T5"><draw:control text:anchor-type="as-char" draw:z-index="3" draw:style-name="gr1" draw:text-style-name="P40" svg:width="0.126in" svg:height="0.126in" draw:control="control4"/></text:span><text:bookmark-end text:name="Check4"/><text:span text:style-name="T5"> I am a student. <text:s/>If so, please provide information about your faculty advisor below.</text:span></text:p>
          </table:table-cell>
          <table:covered-table-cell/>
          <table:covered-table-cell/>
          <table:covered-table-cell/>
          <table:covered-table-cell/>
          <table:covered-table-cell/>
          <table:covered-table-cell/>
          <table:covered-table-cell/>
        </table:table-row>
        <table:table-row table:style-name="Table1.1">
          <table:table-cell table:style-name="Table1.A3" table:number-columns-spanned="3" office:value-type="string">
            <text:p text:style-name="P21"><text:span text:style-name="T5">Faculty Advisor Name: </text:span><text:span text:style-name="T5"><text:text-input text:description="Text12">Garth Gibson</text:text-input></text:span></text:p>
          </table:table-cell>
          <table:covered-table-cell/>
          <table:covered-table-cell/>
          <table:table-cell table:style-name="Table1.A3" table:number-columns-spanned="3" office:value-type="string">
            <text:p text:style-name="P21"><text:span text:style-name="T5">E-mail:</text:span><text:bookmark-start text:name="Text13"/><text:span text:style-name="T5"><text:text-input text:description="Text13">garth@cs.cmu.edu</text:text-input></text:span><text:bookmark-end text:name="Text13"/></text:p>
          </table:table-cell>
          <table:covered-table-cell/>
          <table:covered-table-cell/>
          <table:table-cell table:style-name="Table1.A2" table:number-columns-spanned="2" office:value-type="string">
            <text:p text:style-name="P21"><text:span text:style-name="T5">Training Cert. <text:s/></text:span><text:span text:style-name="T5"><draw:control text:anchor-type="as-char" draw:z-index="4" draw:style-name="gr1" draw:text-style-name="P40" svg:width="0.126in" svg:height="0.126in" draw:control="control5"/></text:span><text:span text:style-name="T5"> Attached </text:span><text:span text:style-name="T5"><draw:control text:anchor-type="as-char" draw:z-index="5" draw:style-name="gr1" draw:text-style-name="P40" svg:width="0.126in" svg:height="0.126in" draw:control="control6"/></text:span><text:span text:style-name="T5"> On File</text:span></text:p>
          </table:table-cell>
          <table:covered-table-cell/>
        </table:table-row>
        <table:table-row table:style-name="Table1.1">
          <table:table-cell table:style-name="Table1.A2" table:number-columns-spanned="8" office:value-type="string">
            <text:p text:style-name="P13">If a student is the PI, the faculty advisor must complete and submit a Faculty Advisor Assurance Form.</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21"><text:span text:style-name="T5">If there is someone other than PI to correspond with regarding this pro</text:span><text:span text:style-name="T5">tocol, please list below.</text:span></text:p>
          </table:table-cell>
          <table:covered-table-cell/>
          <table:covered-table-cell/>
          <table:covered-table-cell/>
          <table:covered-table-cell/>
          <table:covered-table-cell/>
          <table:covered-table-cell/>
          <table:covered-table-cell/>
        </table:table-row>
        <table:table-row table:style-name="Table1.1">
          <table:table-cell table:style-name="Table1.A3" table:number-columns-spanned="4" office:value-type="string">
            <text:p text:style-name="P21"><text:span text:style-name="T5">Contact Person Name:</text:span><text:bookmark-start text:name="Text56"/><text:span text:style-name="T5"><text:text-input text:description="Text56">     </text:text-input></text:span><text:bookmark-end text:name="Text56"/></text:p>
          </table:table-cell>
          <table:covered-table-cell/>
          <table:covered-table-cell/>
          <table:covered-table-cell/>
          <table:table-cell table:style-name="Table1.A3" table:number-columns-spanned="3" office:value-type="string">
            <text:p text:style-name="P21"><text:span text:style-name="T5">Telephone: </text:span><text:span text:style-name="T5"><text:text-input text:description="Text33">     </text:text-input></text:span></text:p>
          </table:table-cell>
          <table:covered-table-cell/>
          <table:covered-table-cell/>
          <table:table-cell table:style-name="Table1.A2" office:value-type="string">
            <text:p text:style-name="P21"><text:span text:style-name="T5">E-mail: </text:span><text:span text:style-name="T5"><text:text-input text:description="Text12">     </text:text-input></text:span></text:p>
          </table:table-cell>
        </table:table-row>
        <table:table-row table:style-name="Table1.1">
          <table:table-cell table:style-name="Table1.A3" table:number-columns-spanned="4" office:value-type="string">
            <text:p text:style-name="P21"><text:span text:style-name="T5">Business Manager for your department:</text:span><text:bookmark-start text:name="Text62"/><text:span text:style-name="T5"><text:text-input text:description="Text62">     </text:text-input></text:span><text:bookmark-end text:name="Text62"/></text:p>
          </table:table-cell>
          <table:covered-table-cell/>
          <table:covered-table-cell/>
          <table:covered-table-cell/>
          <table:table-cell table:style-name="Table1.A2" table:number-columns-spanned="4" office:value-type="string">
            <text:p text:style-name="P21"><text:span text:style-name="T5">E-mail: </text:span><text:span text:style-name="T5"><text:text-input text:description="Text12">     </text:text-input></text:span></text:p>
          </table:table-cell>
          <table:covered-table-cell/>
          <table:covered-table-cell/>
          <table:covered-table-cell/>
        </table:table-row>
        <table:table-row table:style-name="Table1.1">
          <table:table-cell table:style-name="Table1.A1" table:number-columns-spanned="8" office:value-type="string">
            <text:p text:style-name="P8">3. Co-investigators</text:p>
          </table:table-cell>
          <table:covered-table-cell/>
          <table:covered-table-cell/>
          <table:covered-table-cell/>
          <table:covered-table-cell/>
          <table:covered-table-cell/>
          <table:covered-table-cell/>
          <table:covered-table-cell/>
        </table:table-row>
        <table:table-row table:style-name="Table1.1">
          <table:table-cell table:style-name="Table1.A3" table:number-columns-spanned="3" office:value-type="string">
            <text:p text:style-name="P21"><text:span text:style-name="T5">Name: </text:span><text:bookmark-start text:name="Text37"/><text:span text:style-name="T5"><text:text-input text:description="Text37">Garth Gibson</text:text-input></text:span><text:bookmark-end text:name="Text37"/></text:p>
          </table:table-cell>
          <table:covered-table-cell/>
          <table:covered-table-cell/>
          <table:table-cell table:style-name="Table1.A3" table:number-columns-spanned="2" office:value-type="string">
            <text:p text:style-name="P21"><text:span text:style-name="T5">E-mail: </text:span><text:bookmark-start text:name="Text42"/><text:span text:style-name="T5"><text:text-input text:description="Text42">garth@cs.cmu.edu</text:text-input></text:span><text:bookmark-end text:name="Text42"/></text:p>
          </table:table-cell>
          <table:covered-table-cell/>
          <table:table-cell table:style-name="Table1.A2" table:number-columns-spanned="3" office:value-type="string">
            <text:p text:style-name="P21"><text:span text:style-name="T5">Training Cert. <text:s/></text:span><text:span text:style-name="T5"><draw:control text:anchor-type="as-char" draw:z-index="6" draw:style-name="gr1" draw:text-style-name="P40" svg:width="0.126in" svg:height="0.126in" draw:control="control7"/></text:span><text:span text:style-name="T5"> Attached </text:span><text:span text:style-name="T5"><draw:control text:anchor-type="as-char" draw:z-index="7" draw:style-name="gr1" draw:text-style-name="P40" svg:width="0.126in" svg:height="0.126in" draw:control="control8"/></text:span><text:span text:style-name="T5"> On File</text:span></text:p>
          </table:table-cell>
          <table:covered-table-cell/>
          <table:covered-table-cell/>
        </table:table-row>
        <table:table-row table:style-name="Table1.1">
          <table:table-cell table:style-name="Table1.A3" table:number-columns-spanned="3" office:value-type="string">
            <text:p text:style-name="P21"><text:span text:style-name="T5">Name: </text:span><text:bookmark-start text:name="Text38"/><text:span text:style-name="T5"><text:text-input text:description="Text38">David Eckhardt</text:text-input></text:span><text:bookmark-end text:name="Text38"/></text:p>
          </table:table-cell>
          <table:covered-table-cell/>
          <table:covered-table-cell/>
          <table:table-cell table:style-name="Table1.A3" table:number-columns-spanned="2" office:value-type="string">
            <text:p text:style-name="P21"><text:span text:style-name="T5">E-mail: </text:span><text:bookmark-start text:name="Text43"/><text:span text:style-name="T5"><text:text-input text:description="Text43">de0u@andrew.cmu.edu</text:text-input></text:span><text:bookmark-end text:name="Text43"/></text:p>
          </table:table-cell>
          <table:covered-table-cell/>
          <table:table-cell table:style-name="Table1.A2" table:number-columns-spanned="3" office:value-type="string">
            <text:p text:style-name="P21"><text:span text:style-name="T5">Training Cert. <text:s/></text:span><text:span text:style-name="T5"><draw:control text:anchor-type="as-char" draw:z-index="8" draw:style-name="gr1" draw:text-style-name="P40" svg:width="0.126in" svg:height="0.126in" draw:control="control9"/></text:span><text:span text:style-name="T5"> Attached </text:span><text:span text:style-name="T5"><draw:control text:anchor-type="as-char" draw:z-index="9" draw:style-name="gr1" draw:text-style-name="P40" svg:width="0.126in" svg:height="0.126in" draw:control="control10"/></text:span><text:span text:style-name="T5"> On File</text:span></text:p>
          </table:table-cell>
          <table:covered-table-cell/>
          <table:covered-table-cell/>
        </table:table-row>
        <table:table-row table:style-name="Table1.1">
          <table:table-cell table:style-name="Table1.A3" table:number-columns-spanned="3" office:value-type="string">
            <text:p text:style-name="P21"><text:span text:style-name="T5">Name: </text:span><text:bookmark-start text:name="Text39"/><text:span text:style-name="T5"><text:text-input text:description="Text39">     </text:text-input></text:span><text:bookmark-end text:name="Text39"/></text:p>
          </table:table-cell>
          <table:covered-table-cell/>
          <table:covered-table-cell/>
          <table:table-cell table:style-name="Table1.A3" table:number-columns-spanned="2" office:value-type="string">
            <text:p text:style-name="P21"><text:span text:style-name="T5">E-mail: </text:span><text:bookmark-start text:name="Text44"/><text:span text:style-name="T5"><text:text-input text:description="Text44">     </text:text-input></text:span><text:bookmark-end text:name="Text44"/></text:p>
          </table:table-cell>
          <table:covered-table-cell/>
          <table:table-cell table:style-name="Table1.A2" table:number-columns-spanned="3" office:value-type="string">
            <text:p text:style-name="P21"><text:span text:style-name="T5">Training Cert. <text:s/></text:span><text:span text:style-name="T5"><draw:control text:anchor-type="as-char" draw:z-index="10" draw:style-name="gr1" draw:text-style-name="P40" svg:width="0.126in" svg:height="0.126in" draw:control="control11"/></text:span><text:span text:style-name="T5"> Attached </text:span><text:span text:style-name="T5"><draw:control text:anchor-type="as-char" draw:z-index="11" draw:style-name="gr1" draw:text-style-name="P40" svg:width="0.126in" svg:height="0.126in" draw:control="control12"/></text:span><text:span text:style-name="T5"> On File</text:span></text:p>
          </table:table-cell>
          <table:covered-table-cell/>
          <table:covered-table-cell/>
        </table:table-row>
        <table:table-row table:style-name="Table1.1">
          <table:table-cell table:style-name="Table1.A3" table:number-columns-spanned="3" office:value-type="string">
            <text:p text:style-name="P21"><text:span text:style-name="T5">Name: </text:span><text:bookmark-start text:name="Text40"/><text:span text:style-name="T5"><text:text-input text:description="Text40">     </text:text-input></text:span><text:bookmark-end text:name="Text40"/></text:p>
          </table:table-cell>
          <table:covered-table-cell/>
          <table:covered-table-cell/>
          <table:table-cell table:style-name="Table1.A3" table:number-columns-spanned="2" office:value-type="string">
            <text:p text:style-name="P21"><text:span text:style-name="T5">E-mail: </text:span><text:bookmark-start text:name="Text45"/><text:span text:style-name="T5"><text:text-input text:description="Text45">     </text:text-input></text:span><text:bookmark-end text:name="Text45"/></text:p>
          </table:table-cell>
          <table:covered-table-cell/>
          <table:table-cell table:style-name="Table1.A2" table:number-columns-spanned="3" office:value-type="string">
            <text:p text:style-name="P21"><text:span text:style-name="T5">Training Cert. <text:s/></text:span><text:span text:style-name="T5"><draw:control text:anchor-type="as-char" draw:z-index="12" draw:style-name="gr1" draw:text-style-name="P40" svg:width="0.126in" svg:height="0.126in" draw:control="control13"/></text:span><text:span text:style-name="T5"> Attached </text:span><text:span text:style-name="T5"><draw:control text:anchor-type="as-char" draw:z-index="13" draw:style-name="gr1" draw:text-style-name="P40" svg:width="0.126in" svg:height="0.126in" draw:control="control14"/></text:span><text:span text:style-name="T5"> On File</text:span></text:p>
          </table:table-cell>
          <table:covered-table-cell/>
          <table:covered-table-cell/>
        </table:table-row>
        <table:table-row table:style-name="Table1.1">
          <table:table-cell table:style-name="Table1.A3" table:number-columns-spanned="3" office:value-type="string">
            <text:p text:style-name="P21"><text:span text:style-name="T5">Name: </text:span><text:bookmark-start text:name="Text41"/><text:span text:style-name="T5"><text:text-input text:description="Text41">     </text:text-input></text:span><text:bookmark-end text:name="Text41"/></text:p>
          </table:table-cell>
          <table:covered-table-cell/>
          <table:covered-table-cell/>
          <table:table-cell table:style-name="Table1.A3" table:number-columns-spanned="2" office:value-type="string">
            <text:p text:style-name="P21"><text:span text:style-name="T5">E-mail: </text:span><text:bookmark-start text:name="Text46"/><text:span text:style-name="T5"><text:text-input text:description="Text46">     </text:text-input></text:span><text:bookmark-end text:name="Text46"/></text:p>
          </table:table-cell>
          <table:covered-table-cell/>
          <table:table-cell table:style-name="Table1.A2" table:number-columns-spanned="3" office:value-type="string">
            <text:p text:style-name="P21"><text:span text:style-name="T5">Training Cert. <text:s/></text:span><text:span text:style-name="T5"><draw:control text:anchor-type="as-char" draw:z-index="14" draw:style-name="gr1" draw:text-style-name="P40" svg:width="0.126in" svg:height="0.126in" draw:control="control15"/></text:span><text:span text:style-name="T5"> Attached </text:span><text:span text:style-name="T5"><draw:control text:anchor-type="as-char" draw:z-index="15" draw:style-name="gr1" draw:text-style-name="P40" svg:width="0.126in" svg:height="0.126in" draw:control="control16"/></text:span><text:span text:style-name="T5"> On File</text:span></text:p>
          </table:table-cell>
          <table:covered-table-cell/>
          <table:covered-table-cell/>
        </table:table-row>
        <table:table-row table:style-name="Table1.1">
          <table:table-cell table:style-name="Table1.A1" table:number-columns-spanned="8" office:value-type="string">
            <text:p text:style-name="P9">4. Funding</text:p>
          </table:table-cell>
          <table:covered-table-cell/>
          <table:covered-table-cell/>
          <table:covered-table-cell/>
          <table:covered-table-cell/>
          <table:covered-table-cell/>
          <table:covered-table-cell/>
          <table:covered-table-cell/>
        </table:table-row>
        <table:table-row table:style-name="Table1.1">
          <table:table-cell table:style-name="Table1.A3" table:number-columns-spanned="4" office:value-type="string">
            <text:p text:style-name="P21"><text:span text:style-name="T5"><draw:control text:anchor-type="as-char" draw:z-index="16" draw:style-name="gr1" draw:text-style-name="P40" svg:width="0.126in" svg:height="0.126in" draw:control="control17"/></text:span><text:span text:style-name="T5"> Unfunded research</text:span></text:p>
          </table:table-cell>
          <table:covered-table-cell/>
          <table:covered-table-cell/>
          <table:covered-table-cell/>
          <table:table-cell table:style-name="Table1.A2" table:number-columns-spanned="4" office:value-type="string">
            <text:p text:style-name="P21"><text:span text:style-name="T5">Sponsor/Source: </text:span><text:span text:style-name="T5"><text:text-input text:description="Text6">     </text:text-input></text:span></text:p>
          </table:table-cell>
          <table:covered-table-cell/>
          <table:covered-table-cell/>
          <table:covered-table-cell/>
        </table:table-row>
        <text:soft-page-break/>
        <table:table-row table:style-name="Table1.1">
          <table:table-cell table:style-name="Table1.A3" table:number-columns-spanned="4" office:value-type="string">
            <text:p text:style-name="P21"><text:span text:style-name="T5"><draw:control text:anchor-type="as-char" draw:z-index="17" draw:style-name="gr1" draw:text-style-name="P40" svg:width="0.126in" svg:height="0.126in" draw:control="control18"/></text:span><text:span text:style-name="T5">External Funding</text:span></text:p>
          </table:table-cell>
          <table:covered-table-cell/>
          <table:covered-table-cell/>
          <table:covered-table-cell/>
          <table:table-cell table:style-name="Table1.A2" table:number-columns-spanned="4" office:value-type="string">
            <text:p text:style-name="P21"><text:span text:style-name="T5">SPEX Proposal #: </text:span><text:bookmark-start text:name="Text8"/><text:span text:style-name="T5"><text:text-input text:description="Text8">     </text:text-input></text:span><text:bookmark-end text:name="Text8"/></text:p>
          </table:table-cell>
          <table:covered-table-cell/>
          <table:covered-table-cell/>
          <table:covered-table-cell/>
        </table:table-row>
        <table:table-row table:style-name="Table1.1">
          <table:table-cell table:style-name="Table1.A3" table:number-columns-spanned="4" office:value-type="string">
            <text:p text:style-name="P21"><text:span text:style-name="T5"><draw:control text:anchor-type="as-char" draw:z-index="18" draw:style-name="gr1" draw:text-style-name="P40" svg:width="0.126in" svg:height="0.126in" draw:control="control19"/></text:span><text:span text:style-name="T5"> Internal Funding <text:s text:c="7"/></text:span></text:p>
          </table:table-cell>
          <table:covered-table-cell/>
          <table:covered-table-cell/>
          <table:covered-table-cell/>
          <table:table-cell table:style-name="Table1.A2" table:number-columns-spanned="4" office:value-type="string">
            <text:p text:style-name="P23"><text:span text:style-name="T5">Oracle String:</text:span><text:bookmark-start text:name="Text63"/><text:span text:style-name="T5"><text:text-input text:description="Text63">067029.005.000.270121.01</text:text-input></text:span><text:bookmark-end text:name="Text63"/></text:p>
          </table:table-cell>
          <table:covered-table-cell/>
          <table:covered-table-cell/>
          <table:covered-table-cell/>
        </table:table-row>
        <table:table-row table:style-name="Table1.1">
          <table:table-cell table:style-name="Table1.A2" table:number-columns-spanned="8" office:value-type="string">
            <text:p text:style-name="P6">Grant Title: Parallel Data Laboratory Discretionary Funding</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15">If you don’t know the funding/grant information, please get it from your department’s business manager.</text:p>
          </table:table-cell>
          <table:covered-table-cell/>
          <table:covered-table-cell/>
          <table:covered-table-cell/>
          <table:covered-table-cell/>
          <table:covered-table-cell/>
          <table:covered-table-cell/>
          <table:covered-table-cell/>
        </table:table-row>
        <table:table-row table:style-name="Table1.1">
          <table:table-cell table:style-name="Table1.A1" table:number-columns-spanned="8" office:value-type="string">
            <text:p text:style-name="P9">5. Eligibility for Exempt Determination per 45 CFR 46.101(b)(1)</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list xml:id="list632923032815671402" text:style-name="WW8Num8">
              <text:list-item>
                <text:p text:style-name="P38"><text:span text:style-name="T5">Where will the research activity take place </text:span><text:span text:style-name="T10">(check all that apply)</text:span><text:span text:style-name="T3">?</text:span><text:span text:style-name="T5"> </text:span><text:bookmark-start text:name="Check39"/><text:span text:style-name="T5"><draw:control text:anchor-type="as-char" draw:z-index="19" draw:style-name="gr1" draw:text-style-name="P40" svg:width="0.126in" svg:height="0.126in" draw:control="control20"/></text:span><text:bookmark-end text:name="Check39"/><text:span text:style-name="T5"> Established educational setting <text:s/></text:span><text:bookmark-start text:name="Check40"/><text:span text:style-name="T5"><draw:control text:anchor-type="as-char" draw:z-index="20" draw:style-name="gr1" draw:text-style-name="P40" svg:width="0.126in" svg:height="0.126in" draw:control="control21"/></text:span><text:bookmark-end text:name="Check40"/><text:span text:style-name="T5"> Commonly accepted educational setting <text:s/></text:span><text:bookmark-start text:name="Check41"/><text:span text:style-name="T5"><draw:control text:anchor-type="as-char" draw:z-index="21" draw:style-name="gr1" draw:text-style-name="P40" svg:width="0.126in" svg:height="0.126in" draw:control="control22"/></text:span><text:bookmark-end text:name="Check41"/><text:span text:style-name="T5"> Other, please explain</text:span><text:bookmark-start text:name="Text2"/><text:span text:style-name="T5"><text:text-input text:description="Text2">     </text:text-input></text:span><text:bookmark-end text:name="Text2"/></text:p>
              </text:list-item>
            </text:list>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list xml:id="list1260878736" text:continue-numbering="true" text:style-name="WW8Num8">
              <text:list-item>
                <text:p text:style-name="P38"><text:span text:style-name="T5">What type(s) of activities will be used </text:span><text:span text:style-name="T10">(check all that apply)</text:span><text:span text:style-name="T5">? <text:s text:c="2"/></text:span><text:bookmark-start text:name="Check30"/><text:span text:style-name="T5"><draw:control text:anchor-type="as-char" draw:z-index="22" draw:style-name="gr1" draw:text-style-name="P40" svg:width="0.126in" svg:height="0.126in" draw:control="control23"/></text:span><text:bookmark-end text:name="Check30"/><text:span text:style-name="T5"> Research on regular and special education instructional strategies <text:s text:c="3"/></text:span><text:bookmark-start text:name="Check31"/><text:span text:style-name="T5"><draw:control text:anchor-type="as-char" draw:z-index="23" draw:style-name="gr1" draw:text-style-name="P40" svg:width="0.126in" svg:height="0.126in" draw:control="control24"/></text:span><text:bookmark-end text:name="Check31"/><text:span text:style-name="T5"> <text:s/>Research on the effectiveness of instructional techniques, curricula or classroom management methods <text:s text:c="2"/></text:span><text:bookmark-start text:name="Check32"/><text:span text:style-name="T5"><draw:control text:anchor-type="as-char" draw:z-index="24" draw:style-name="gr1" draw:text-style-name="P40" svg:width="0.126in" svg:height="0.126in" draw:control="control25"/></text:span><text:bookmark-end text:name="Check32"/><text:span text:style-name="T5"> Research comparing instructional techniques, curricula or classroom management methods. <text:s/></text:span></text:p>
              </text:list-item>
            </text:list>
            <text:p text:style-name="P10">If the research involves other activities, it is not eligible for this exemption. <text:s/>Do not proceed.</text:p>
            <text:p text:style-name="P10">Use the standard CMU IRB Application.</text:p>
          </table:table-cell>
          <table:covered-table-cell/>
          <table:covered-table-cell/>
          <table:covered-table-cell/>
          <table:covered-table-cell/>
          <table:covered-table-cell/>
          <table:covered-table-cell/>
          <table:covered-table-cell/>
        </table:table-row>
        <table:table-row table:style-name="Table1.1">
          <table:table-cell table:style-name="Table1.A1" table:number-columns-spanned="8" office:value-type="string">
            <text:p text:style-name="P8">6. Protocol Description</text:p>
          </table:table-cell>
          <table:covered-table-cell/>
          <table:covered-table-cell/>
          <table:covered-table-cell/>
          <table:covered-table-cell/>
          <table:covered-table-cell/>
          <table:covered-table-cell/>
          <table:covered-table-cell/>
        </table:table-row>
        <table:table-row table:style-name="Table1.29">
          <table:table-cell table:style-name="Table1.A2" table:number-columns-spanned="8" office:value-type="string">
            <text:p text:style-name="P21"><text:span text:style-name="T3">Provide, in lay terms, a summary of your proposed study as outlined below. </text:span><text:span text:style-name="T11">You may attach the protocol to this form if you like.</text:span></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21"><text:span text:style-name="T5">Purpose of the stud</text:span><text:span text:style-name="T14">y. </text:span></text:p>
            <text:p text:style-name="P26"/>
            <text:p text:style-name="P25">The study will focus on an alternative testing technique for finding bugs in student project implementations in 15-410. Normally 15-410 uses stress testing for finding concurrency errors, a particular class of bug. We will offer Landslide, a systematic testing tool we have built, to the students and course staff. For the students, this will be an opportunity to explore a new testing technique and to find and fix bugs in their code that would otherwise go undetected. For the course staff, it will be an opportunity for more rigorous testing of student submissions during grading. <text:span text:style-name="T15">We will collect reported time spent learning the tool, and count number and severity of bugs found.</text:span></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21"><text:span text:style-name="T5">Describe the research procedures (include the activity, location and time required of the participant)</text:span><text:bookmark-start text:name="Text57"/><text:span text:style-name="T5">.</text:span><text:bookmark-end text:name="Text57"/></text:p>
            <text:p text:style-name="P6"/>
            <text:p text:style-name="P6">We will provide the tool to students and teaching assistants (TAs), accompanied by a brief user guide. Students will be able to use the tool on their own, from whatever location/time they prefer to work. <text:span text:style-name="T15">Landslide will be configured to automatically record certain information during student use. It will automatically record:</text:span></text:p>
            <text:p text:style-name="P6"/>
            <text:list xml:id="list4813441821955644659" text:style-name="L1">
              <text:list-item>
                <text:p text:style-name="P34">Which test programs from the provided test suite did the student run, and how long did the student run each one? For each such run, Landslide will also take a snapshot of the student's code in case we need to reproduce bug reports or debug Landslide itself.</text:p>
              </text:list-item>
              <text:list-item>
                <text:p text:style-name="P34">For each bug found, was it a deterministic bug or a true race condition (i.e., did Landslide need to backtrack to expose the bug)? Did it require any “data race” preemption points to expose?</text:p>
              </text:list-item>
            </text:list>
            <text:p text:style-name="P6"/>
            <text:p text:style-name="P6"/>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21"><text:span text:style-name="T5">Who will be asked to participate? </text:span><text:bookmark-start text:name="Text58"/><text:span text:style-name="T5">Students and TAs of 15-410, undergraduate operating systems, </text:span><text:bookmark-end text:name="Text58"/></text:p>
            <text:p text:style-name="P6">in fall 2014 and future semesters.</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21"><text:span text:style-name="T5">Will the research be conducted on the CMU campus? </text:span><text:span text:style-name="T5"><draw:control text:anchor-type="as-char" draw:z-index="25" draw:style-name="gr1" draw:text-style-name="P40" svg:width="0.126in" svg:height="0.126in" draw:control="control26"/></text:span><text:span text:style-name="T5"> Yes </text:span><text:span text:style-name="T5"><draw:control text:anchor-type="as-char" draw:z-index="26" draw:style-name="gr1" draw:text-style-name="P40" svg:width="0.126in" svg:height="0.126in" draw:control="control27"/></text:span><text:span text:style-name="T5"> No <text:s text:c="3"/>If no, please indicate the location(s): </text:span><text:span text:style-name="T5"><text:text-input text:description="Text1">     </text:text-input></text:span></text:p>
            <text:p text:style-name="P21"><text:soft-page-break/><text:span text:style-name="T5">Have you obtained permission to conduct the research there? </text:span><text:span text:style-name="T5"><draw:control text:anchor-type="as-char" draw:z-index="27" draw:style-name="gr1" draw:text-style-name="P40" svg:width="0.126in" svg:height="0.126in" draw:control="control28"/></text:span><text:span text:style-name="T5"> Yes </text:span><text:span text:style-name="T5"><draw:control text:anchor-type="as-char" draw:z-index="28" draw:style-name="gr1" draw:text-style-name="P40" svg:width="0.126in" svg:height="0.126in" draw:control="control29"/></text:span><text:span text:style-name="T5"> No</text:span></text:p>
            <text:p text:style-name="P21"><text:span text:style-name="T10">Please attach documentation of the site’s agreement to the research</text:span><text:span text:style-name="T3">. <text:s/></text:span></text:p>
          </table:table-cell>
          <table:covered-table-cell/>
          <table:covered-table-cell/>
          <table:covered-table-cell/>
          <table:covered-table-cell/>
          <table:covered-table-cell/>
          <table:covered-table-cell/>
          <table:covered-table-cell/>
        </table:table-row>
        <table:table-row table:style-name="Table1.1">
          <table:table-cell table:style-name="Table1.A1" table:number-columns-spanned="8" office:value-type="string">
            <text:p text:style-name="P8">7. Participants</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11">Research including prisoners is not eligible for exempt status. Research with minors is only eligible if done in an educational setting or it is only observation of public behavior. <text:s/></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6">How many participants are needed for the study?</text:p>
            <text:p text:style-name="P6"/>
            <text:p text:style-name="P21"><text:span text:style-name="T5">Un</text:span><text:bookmark-start text:name="Text3"/><text:span text:style-name="T5">k</text:span><text:bookmark-end text:name="Text3"/><text:span text:style-name="T5">nown; potentially 40-100 per year. Each semester of 15-410 has roughly 60-80 students; depending on the volunteer rate we will repeat the study across multiple semesters until we are satisfied with the sample size.</text:span></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21"><text:span text:style-name="T5">What is the age range of participants in the proposed study? </text:span><text:bookmark-start text:name="Text4"/><text:span text:style-name="T5">2</text:span><text:bookmark-end text:name="Text4"/><text:span text:style-name="T5">0-30</text:span></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21"><text:span text:style-name="T5">What will the ratio of males to females be? </text:span><text:bookmark-start text:name="Text5"/><text:span text:style-name="T5">8</text:span><text:bookmark-end text:name="Text5"/><text:span text:style-name="T5">5% male / 15% female (expected based on average gender ratio of students in the computer science department)</text:span></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21"><text:span text:style-name="T5">What percentage will be from minority groups? </text:span><text:bookmark-start text:name="Text6"/><text:span text:style-name="T5">U</text:span><text:bookmark-end text:name="Text6"/><text:span text:style-name="T5">nknown</text:span></text:p>
          </table:table-cell>
          <table:covered-table-cell/>
          <table:covered-table-cell/>
          <table:covered-table-cell/>
          <table:covered-table-cell/>
          <table:covered-table-cell/>
          <table:covered-table-cell/>
          <table:covered-table-cell/>
        </table:table-row>
        <table:table-row table:style-name="Table1.40">
          <table:table-cell table:style-name="Table1.A2" table:number-columns-spanned="8" office:value-type="string">
            <text:p text:style-name="P21"><text:span text:style-name="T5">Please list inclusion and exclusion criteria: </text:span><text:bookmark-start text:name="Text7"/><text:span text:style-name="T5">P</text:span><text:bookmark-end text:name="Text7"/><text:span text:style-name="T5">articipants will be selected from an upper-level </text:span></text:p>
            <text:p text:style-name="P6">computer science collegiate course, the students of which are chiefly male and Caucasian, Chinese, and Indian. We will not target any particular group within the student population of 15- </text:p>
            <text:p text:style-name="P6">410.</text:p>
          </table:table-cell>
          <table:covered-table-cell/>
          <table:covered-table-cell/>
          <table:covered-table-cell/>
          <table:covered-table-cell/>
          <table:covered-table-cell/>
          <table:covered-table-cell/>
          <table:covered-table-cell/>
        </table:table-row>
        <table:table-row table:style-name="Table1.1">
          <table:table-cell table:style-name="Table1.A1" table:number-columns-spanned="8" office:value-type="string">
            <text:p text:style-name="P8">8. Participant Recruitment</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21"><text:span text:style-name="T5">Describe how participant recruitment will be performed. <text:s/>Include how and by whom potential participants are introduced to the study</text:span><text:span text:style-name="T10">).</text:span><text:bookmark-start text:name="Text53"/></text:p>
            <text:p text:style-name="P11"/>
            <text:p text:style-name="P21"><text:span text:style-name="T5">For students, we will give a guest lecture in class to introduce the res</text:span><text:bookmark-end text:name="Text53"/><text:span text:style-name="T5">earch topic and the study shortly before the study begins. We will also send an email to the class bulletin board announcing the study, for the sake of any students who missed lecture. In both cases, this advertisement will be done by Ben Blum alone, who is not presently affiliated with 15-410 (although he has been a TA in the past). David Eckhardt, the course instructor, will make no endorsement of the study other than introducing Ben at the start of the lecture. Furthermore, David will not have access to any data collected from students until after final semester grades are submitted.</text:span></text:p>
            <text:p text:style-name="P6"/>
            <text:p text:style-name="P6">In place of a consent form (as this is exempt review), we will distribute an information sheet (attached separately) to inform volunteers about their rights and confidentiality.</text:p>
            <text:p text:style-name="P6"/>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14">Check all boxes below that apply.</text:p>
          </table:table-cell>
          <table:covered-table-cell/>
          <table:covered-table-cell/>
          <table:covered-table-cell/>
          <table:covered-table-cell/>
          <table:covered-table-cell/>
          <table:covered-table-cell/>
          <table:covered-table-cell/>
        </table:table-row>
        <table:table-row table:style-name="Table1.1">
          <table:table-cell table:style-name="Table1.A3" table:number-columns-spanned="2" office:value-type="string">
            <text:p text:style-name="P21"><text:span text:style-name="T5"><draw:control text:anchor-type="as-char" draw:z-index="29" draw:style-name="gr1" draw:text-style-name="P40" svg:width="0.126in" svg:height="0.126in" draw:control="control30"/></text:span><text:span text:style-name="T5"> CMU directory</text:span></text:p>
          </table:table-cell>
          <table:covered-table-cell/>
          <table:table-cell table:style-name="Table1.A3" table:number-columns-spanned="4" office:value-type="string">
            <text:p text:style-name="P21"><text:span text:style-name="T5"><draw:control text:anchor-type="as-char" draw:z-index="30" draw:style-name="gr1" draw:text-style-name="P40" svg:width="0.126in" svg:height="0.126in" draw:control="control31"/></text:span><text:span text:style-name="T5"> <text:s/>Postings, Flyers</text:span></text:p>
          </table:table-cell>
          <table:covered-table-cell/>
          <table:covered-table-cell/>
          <table:covered-table-cell/>
          <table:table-cell table:style-name="Table1.A2" table:number-columns-spanned="2" office:value-type="string">
            <text:p text:style-name="P21"><text:span text:style-name="T5"><draw:control text:anchor-type="as-char" draw:z-index="31" draw:style-name="gr1" draw:text-style-name="P40" svg:width="0.126in" svg:height="0.126in" draw:control="control32"/></text:span><text:span text:style-name="T5"> Radio, TV</text:span></text:p>
          </table:table-cell>
          <table:covered-table-cell/>
        </table:table-row>
        <table:table-row table:style-name="Table1.1">
          <table:table-cell table:style-name="Table1.A2" table:number-columns-spanned="8" office:value-type="string">
            <text:p text:style-name="P21"><text:span text:style-name="T5"><draw:control text:anchor-type="as-char" draw:z-index="32" draw:style-name="gr1" draw:text-style-name="P40" svg:width="0.126in" svg:height="0.126in" draw:control="control33"/></text:span><text:span text:style-name="T5"> E-mail solicitation <text:s text:c="2"/>Indicate how the email addresses are obtained:</text:span><text:bookmark-start text:name="Text54"/><text:span text:style-name="T5"> </text:span><text:bookmark-end text:name="Text54"/><text:span text:style-name="T5">Email will be sent to the class public email board (“bboard”) rather than to any personal email addresses.</text:span></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21"><text:span text:style-name="T5"><draw:control text:anchor-type="as-char" draw:z-index="33" draw:style-name="gr1" draw:text-style-name="P40" svg:width="0.126in" svg:height="0.126in" draw:control="control34"/></text:span><text:span text:style-name="T5"> Web-based solicitation. Specify sites: </text:span><text:bookmark-start text:name="Text52"/><text:span text:style-name="T5"><text:text-input text:description="Text52">     </text:text-input></text:span><text:bookmark-end text:name="Text52"/></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21"><text:span text:style-name="T5"><draw:control text:anchor-type="as-char" draw:z-index="34" draw:style-name="gr1" draw:text-style-name="P40" svg:width="0.126in" svg:height="0.126in" draw:control="control35"/></text:span><text:span text:style-name="T5"> Participant Pool. <text:s/>Specify what pool:</text:span><text:bookmark-start text:name="Text25"/><text:span text:style-name="T5"><text:text-input text:description="Text25">     </text:text-input></text:span><text:bookmark-end text:name="Text25"/><text:span text:style-name="T5"> </text:span></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21"><text:span text:style-name="T5"><draw:control text:anchor-type="as-char" draw:z-index="35" draw:style-name="gr1" draw:text-style-name="P40" svg:width="0.126in" svg:height="0.126in" draw:control="control36"/></text:span><text:span text:style-name="T5"> Other, please specify:</text:span><text:bookmark-start text:name="Text26"/><text:span text:style-name="T5"> </text:span><text:bookmark-end text:name="Text26"/><text:span text:style-name="T5">Guest lecture during class</text:span></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13">Please attach any recruiting materials you plan to use and the text of e-mail or web-based solicitations you will use.</text:p>
          </table:table-cell>
          <table:covered-table-cell/>
          <table:covered-table-cell/>
          <table:covered-table-cell/>
          <table:covered-table-cell/>
          <table:covered-table-cell/>
          <table:covered-table-cell/>
          <table:covered-table-cell/>
        </table:table-row>
        <table:table-row table:style-name="Table1.1">
          <table:table-cell table:style-name="Table1.A1" table:number-columns-spanned="8" office:value-type="string">
            <text:p text:style-name="P8"><text:s/>9. Participant Compensation and Costs</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21"><text:span text:style-name="T5">Are participants to be compensated for the study? </text:span><text:span text:style-name="T5"><draw:control text:anchor-type="as-char" draw:z-index="36" draw:style-name="gr1" draw:text-style-name="P40" svg:width="0.126in" svg:height="0.126in" draw:control="control37"/></text:span><text:span text:style-name="T5"> Yes </text:span><text:span text:style-name="T5"><draw:control text:anchor-type="as-char" draw:z-index="37" draw:style-name="gr1" draw:text-style-name="P40" svg:width="0.126in" svg:height="0.126in" draw:control="control38"/></text:span><text:span text:style-name="T5"> No <text:s text:c="2"/>If yes, what is the amount, type and source of funds?</text:span></text:p>
          </table:table-cell>
          <table:covered-table-cell/>
          <table:covered-table-cell/>
          <table:covered-table-cell/>
          <table:covered-table-cell/>
          <table:covered-table-cell/>
          <table:covered-table-cell/>
          <table:covered-table-cell/>
        </table:table-row>
        <table:table-row table:style-name="Table1.1">
          <table:table-cell table:style-name="Table1.A3" table:number-columns-spanned="2" office:value-type="string">
            <text:p text:style-name="P21"><text:span text:style-name="T5">Amount</text:span><text:span text:style-name="T9">: </text:span><text:bookmark-start text:name="Text10"/><text:span text:style-name="T9"><text:text-input text:description="Text10">     </text:text-input></text:span><text:bookmark-end text:name="Text10"/><text:span text:style-name="T9"> <text:s text:c="32"/></text:span></text:p>
          </table:table-cell>
          <table:covered-table-cell/>
          <table:table-cell table:style-name="Table1.A3" table:number-columns-spanned="4" office:value-type="string">
            <text:p text:style-name="P21"><text:span text:style-name="T5">Source: </text:span><text:bookmark-start text:name="Text11"/><text:span text:style-name="T5"><text:text-input text:description="Text11">     </text:text-input></text:span><text:bookmark-end text:name="Text11"/></text:p>
          </table:table-cell>
          <table:covered-table-cell/>
          <table:covered-table-cell/>
          <table:covered-table-cell/>
          <table:table-cell table:style-name="Table1.A2" table:number-columns-spanned="2" office:value-type="string">
            <text:p text:style-name="P21"><text:span text:style-name="T5">Type: </text:span><text:bookmark-start text:name="Text12"/><text:span text:style-name="T5"><text:text-input text:description="Text12">     </text:text-input></text:span><text:bookmark-end text:name="Text12"/></text:p>
          </table:table-cell>
          <table:covered-table-cell/>
        </table:table-row>
        <text:soft-page-break/>
        <table:table-row table:style-name="Table1.1">
          <table:table-cell table:style-name="Table1.A3" table:number-columns-spanned="4" office:value-type="string">
            <text:p text:style-name="P6">Will participants who are students be offered class credit?</text:p>
          </table:table-cell>
          <table:covered-table-cell/>
          <table:covered-table-cell/>
          <table:covered-table-cell/>
          <table:table-cell table:style-name="Table1.A2" table:number-columns-spanned="4" office:value-type="string">
            <text:p text:style-name="P21"><text:span text:style-name="T5"><draw:control text:anchor-type="as-char" draw:z-index="38" draw:style-name="gr1" draw:text-style-name="P40" svg:width="0.126in" svg:height="0.126in" draw:control="control39"/></text:span><text:span text:style-name="T5"> Yes </text:span><text:span text:style-name="T5"><draw:control text:anchor-type="as-char" draw:z-index="39" draw:style-name="gr1" draw:text-style-name="P40" svg:width="0.126in" svg:height="0.126in" draw:control="control40"/></text:span><text:span text:style-name="T5"> No </text:span><text:bookmark-start text:name="Check37"/><text:span text:style-name="T5"><draw:control text:anchor-type="as-char" draw:z-index="40" draw:style-name="gr1" draw:text-style-name="P40" svg:width="0.126in" svg:height="0.126in" draw:control="control41"/></text:span><text:bookmark-end text:name="Check37"/><text:span text:style-name="T5"> NA</text:span></text:p>
          </table:table-cell>
          <table:covered-table-cell/>
          <table:covered-table-cell/>
          <table:covered-table-cell/>
        </table:table-row>
        <table:table-row table:style-name="Table1.1">
          <table:table-cell table:style-name="Table1.A2" table:number-columns-spanned="8" office:value-type="string">
            <text:p text:style-name="P21"><text:span text:style-name="T5">Are other inducements planned to recruit participants? </text:span><text:span text:style-name="T5"><draw:control text:anchor-type="as-char" draw:z-index="41" draw:style-name="gr1" draw:text-style-name="P40" svg:width="0.126in" svg:height="0.126in" draw:control="control42"/></text:span><text:span text:style-name="T5"> Yes </text:span><text:span text:style-name="T5"><draw:control text:anchor-type="as-char" draw:z-index="42" draw:style-name="gr1" draw:text-style-name="P40" svg:width="0.126in" svg:height="0.126in" draw:control="control43"/></text:span><text:span text:style-name="T5"> No <text:s text:c="3"/>If yes, please describe.</text:span><text:bookmark text:name="Text14"/></text:p>
            <text:p text:style-name="P6"/>
            <text:p text:style-name="P6">Duri ng the guest lecture we will encourage students to participate on the grounds that it may help them find bugs in their code and improve their grade. </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21"><text:span text:style-name="T5">Are there any costs to participants? </text:span><text:span text:style-name="T5"><draw:control text:anchor-type="as-char" draw:z-index="43" draw:style-name="gr1" draw:text-style-name="P40" svg:width="0.126in" svg:height="0.126in" draw:control="control44"/></text:span><text:span text:style-name="T5"> Yes </text:span><text:span text:style-name="T5"><draw:control text:anchor-type="as-char" draw:z-index="44" draw:style-name="gr1" draw:text-style-name="P40" svg:width="0.126in" svg:height="0.126in" draw:control="control45"/></text:span><text:span text:style-name="T5"> No <text:s text:c="3"/>If yes, please explain. </text:span><text:bookmark-start text:name="Text15"/><text:span text:style-name="T5"><text:text-input text:description="Text15">     </text:text-input></text:span><text:bookmark-end text:name="Text15"/><text:span text:style-name="T5"> <text:s/></text:span></text:p>
          </table:table-cell>
          <table:covered-table-cell/>
          <table:covered-table-cell/>
          <table:covered-table-cell/>
          <table:covered-table-cell/>
          <table:covered-table-cell/>
          <table:covered-table-cell/>
          <table:covered-table-cell/>
        </table:table-row>
        <table:table-row table:style-name="Table1.1">
          <table:table-cell table:style-name="Table1.A1" table:number-columns-spanned="8" office:value-type="string">
            <text:p text:style-name="P21"><text:span text:style-name="T9">10. Risks and Benefits</text:span><text:span text:style-name="T5"> </text:span></text:p>
          </table:table-cell>
          <table:covered-table-cell/>
          <table:covered-table-cell/>
          <table:covered-table-cell/>
          <table:covered-table-cell/>
          <table:covered-table-cell/>
          <table:covered-table-cell/>
          <table:covered-table-cell/>
        </table:table-row>
        <table:table-row table:style-name="Table1.1">
          <table:table-cell table:style-name="Table1.A3" table:number-columns-spanned="4" office:value-type="string">
            <text:p text:style-name="P6">Will participants receive intangible benefit from the study? <text:s/></text:p>
          </table:table-cell>
          <table:covered-table-cell/>
          <table:covered-table-cell/>
          <table:covered-table-cell/>
          <table:table-cell table:style-name="Table1.A2" table:number-columns-spanned="4" office:value-type="string">
            <text:p text:style-name="P21"><text:span text:style-name="T5"><draw:control text:anchor-type="as-char" draw:z-index="45" draw:style-name="gr1" draw:text-style-name="P40" svg:width="0.126in" svg:height="0.126in" draw:control="control46"/></text:span><text:span text:style-name="T5"> Yes </text:span><text:span text:style-name="T5"><draw:control text:anchor-type="as-char" draw:z-index="46" draw:style-name="gr1" draw:text-style-name="P40" svg:width="0.126in" svg:height="0.126in" draw:control="control47"/></text:span><text:span text:style-name="T5"> No</text:span></text:p>
          </table:table-cell>
          <table:covered-table-cell/>
          <table:covered-table-cell/>
          <table:covered-table-cell/>
        </table:table-row>
        <table:table-row table:style-name="Table1.1">
          <table:table-cell table:style-name="Table1.A2" table:number-columns-spanned="8" office:value-type="string">
            <text:p text:style-name="P6">Discuss the direct and indirect benefits to participants.<text:bookmark text:name="Text64"/></text:p>
            <text:p text:style-name="P6"/>
            <text:p text:style-name="P6">If the tool works as intended, it will provide an educational experience to the students they might not otherwise get from using conventional stress testing.</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6">Discuss the risks to participants.<text:bookmark-start text:name="Text65"/></text:p>
            <text:p text:style-name="P6"/>
            <text:p text:style-name="P21"><text:span text:style-name="T5">If the tool fails to provide any benefit over conventional stress </text:span><text:bookmark-end text:name="Text65"/><text:span text:style-name="T5">testing, it will consume time that the students would otherwise have to work on the projects normally.</text:span></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6">Discuss how any risks will be managed and/or minimized.<text:bookmark text:name="Text60"/></text:p>
            <text:p text:style-name="P6"/>
            <text:p text:style-name="P6">We have designed the tool to require as little manual effort as possible on the part of the student. We expect that using the tool will be no more difficult or time-intensive than using the conventional stress-testing framework.</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6">If deception is involved, please explain. No deception</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14">Discuss the benefits and risks to participants and how any risks will be managed. <text:s/>Describe how confidentiality will be protected.</text:p>
          </table:table-cell>
          <table:covered-table-cell/>
          <table:covered-table-cell/>
          <table:covered-table-cell/>
          <table:covered-table-cell/>
          <table:covered-table-cell/>
          <table:covered-table-cell/>
          <table:covered-table-cell/>
        </table:table-row>
        <table:table-row table:style-name="Table1.1">
          <table:table-cell table:style-name="Table1.A1" table:number-columns-spanned="8" office:value-type="string">
            <text:p text:style-name="P8">11. Confidentiality and Data Security</text:p>
          </table:table-cell>
          <table:covered-table-cell/>
          <table:covered-table-cell/>
          <table:covered-table-cell/>
          <table:covered-table-cell/>
          <table:covered-table-cell/>
          <table:covered-table-cell/>
          <table:covered-table-cell/>
        </table:table-row>
        <table:table-row table:style-name="Table1.1">
          <table:table-cell table:style-name="Table1.A3" table:number-columns-spanned="4" office:value-type="string">
            <text:p text:style-name="P21"><text:span text:style-name="T5">Will personal identifiers be collected? </text:span><text:span text:style-name="T5"><draw:control text:anchor-type="as-char" draw:z-index="47" draw:style-name="gr1" draw:text-style-name="P40" svg:width="0.126in" svg:height="0.126in" draw:control="control48"/></text:span><text:span text:style-name="T5"> Yes </text:span><text:span text:style-name="T5"><draw:control text:anchor-type="as-char" draw:z-index="48" draw:style-name="gr1" draw:text-style-name="P40" svg:width="0.126in" svg:height="0.126in" draw:control="control49"/></text:span><text:span text:style-name="T5"> No</text:span></text:p>
          </table:table-cell>
          <table:covered-table-cell/>
          <table:covered-table-cell/>
          <table:covered-table-cell/>
          <table:table-cell table:style-name="Table1.A2" table:number-columns-spanned="4" office:value-type="string">
            <text:p text:style-name="P21"><text:span text:style-name="T5">Will identifiers be translated to a code? </text:span><text:span text:style-name="T5"><draw:control text:anchor-type="as-char" draw:z-index="49" draw:style-name="gr1" draw:text-style-name="P40" svg:width="0.126in" svg:height="0.126in" draw:control="control50"/></text:span><text:span text:style-name="T5"> Yes </text:span><text:span text:style-name="T5"><draw:control text:anchor-type="as-char" draw:z-index="50" draw:style-name="gr1" draw:text-style-name="P40" svg:width="0.126in" svg:height="0.126in" draw:control="control51"/></text:span><text:span text:style-name="T5"> No</text:span></text:p>
          </table:table-cell>
          <table:covered-table-cell/>
          <table:covered-table-cell/>
          <table:covered-table-cell/>
        </table:table-row>
        <table:table-row table:style-name="Table1.1">
          <table:table-cell table:style-name="Table1.A2" table:number-columns-spanned="8" office:value-type="string">
            <text:p text:style-name="P21"><text:span text:style-name="T5">Will recordings be made (audio, video)? </text:span><text:span text:style-name="T5"><draw:control text:anchor-type="as-char" draw:z-index="51" draw:style-name="gr1" draw:text-style-name="P40" svg:width="0.126in" svg:height="0.126in" draw:control="control52"/></text:span><text:span text:style-name="T5"> Yes </text:span><text:span text:style-name="T5"><draw:control text:anchor-type="as-char" draw:z-index="52" draw:style-name="gr1" draw:text-style-name="P40" svg:width="0.126in" svg:height="0.126in" draw:control="control53"/></text:span><text:span text:style-name="T5"> No <text:s text:c="2"/>If yes, please describe. </text:span><text:bookmark-start text:name="Text48"/><text:span text:style-name="T5"><text:text-input text:description="Text48">     </text:text-input></text:span><text:bookmark-end text:name="Text48"/></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6">Who will have access to data (surveys, questionnaires, recordings, interview records, etc.)?<text:bookmark text:name="Text17"/></text:p>
            <text:p text:style-name="P6"/>
            <text:p text:style-name="P6">Only Ben Blum and Garth Gibson. As David Eckhardt is the course instructor, he will not have access to any such data until after final grades for the semester are submitted.</text:p>
          </table:table-cell>
          <table:covered-table-cell/>
          <table:covered-table-cell/>
          <table:covered-table-cell/>
          <table:covered-table-cell/>
          <table:covered-table-cell/>
          <table:covered-table-cell/>
          <table:covered-table-cell/>
        </table:table-row>
        <table:table-row table:style-name="Table1.67">
          <table:table-cell table:style-name="Table1.A2" table:number-columns-spanned="8" office:value-type="string">
            <text:p text:style-name="P6">Describe how you will protect participant confidentiality and secure research records.<text:bookmark text:name="Text18"/></text:p>
            <text:p text:style-name="P6"/>
            <text:p text:style-name="P6">Electronic results will be stored on AFS space accessible only to Ben and Garth. <text:span text:style-name="T15">We will retain aggregate statistics, and destroy identifying information (original surveys and saved snapshots of student code) after no more than 1 year</text:span>.</text:p>
          </table:table-cell>
          <table:covered-table-cell/>
          <table:covered-table-cell/>
          <table:covered-table-cell/>
          <table:covered-table-cell/>
          <table:covered-table-cell/>
          <table:covered-table-cell/>
          <table:covered-table-cell/>
        </table:table-row>
        <table:table-row table:style-name="Table1.67">
          <table:table-cell table:style-name="Table1.A2" table:number-columns-spanned="8" office:value-type="string">
            <text:p text:style-name="P6">Describe your process for monitoring data to ensure that study goals are met. (Review of lab notebooks, meetings to review data, etc.)<text:bookmark text:name="Text67"/></text:p>
            <text:p text:style-name="P6"/>
            <text:p text:style-name="P6">We will hold regular advisor meetings during the study to review the data.</text:p>
          </table:table-cell>
          <table:covered-table-cell/>
          <table:covered-table-cell/>
          <table:covered-table-cell/>
          <table:covered-table-cell/>
          <table:covered-table-cell/>
          <table:covered-table-cell/>
          <table:covered-table-cell/>
        </table:table-row>
        <table:table-row table:style-name="Table1.1">
          <table:table-cell table:style-name="Table1.A1" table:number-columns-spanned="8" office:value-type="string">
            <text:p text:style-name="P8">12. Conflict of Interest</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21"><text:span text:style-name="T7">Do you or any individual who is associated with or responsible for the design, the conduct of or the reporting of this research have an economic or financial interest in, or act as an officer or director for any outside entity whose interests could reasonably appear to be affected by this research </text:span><text:soft-page-break/><text:span text:style-name="T7">project: <text:s/></text:span><text:span text:style-name="T7"><draw:control text:anchor-type="as-char" draw:z-index="53" draw:style-name="gr1" draw:text-style-name="P40" svg:width="0.126in" svg:height="0.126in" draw:control="control54"/></text:span><text:span text:style-name="T7"> Yes <text:s/></text:span><text:span text:style-name="T7"><draw:control text:anchor-type="as-char" draw:z-index="54" draw:style-name="gr1" draw:text-style-name="P40" svg:width="0.126in" svg:height="0.126in" draw:control="control55"/></text:span><text:span text:style-name="T7"> No </text:span></text:p>
            <text:p text:style-name="P21"><text:span text:style-name="T7">If yes, please provide detailed information to permit the IRB to determine if such involvement should be disclosed to potential research subjects. </text:span><text:bookmark-start text:name="Text19"/><text:span text:style-name="T7"><text:text-input text:description="Text19">     </text:text-input></text:span><text:bookmark-end text:name="Text19"/><text:span text:style-name="T7"> </text:span></text:p>
          </table:table-cell>
          <table:covered-table-cell/>
          <table:covered-table-cell/>
          <table:covered-table-cell/>
          <table:covered-table-cell/>
          <table:covered-table-cell/>
          <table:covered-table-cell/>
          <table:covered-table-cell/>
        </table:table-row>
        <table:table-row table:style-name="Table1.1">
          <table:table-cell table:style-name="Table1.A1" table:number-columns-spanned="8" office:value-type="string">
            <text:p text:style-name="P8">13. <text:s/>Cooperating Institutions</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21"><text:span text:style-name="T5">Is this research being done in cooperation with any institutions, individuals or organizations not affiliated with CMU? </text:span><text:span text:style-name="T5"><draw:control text:anchor-type="as-char" draw:z-index="55" draw:style-name="gr1" draw:text-style-name="P40" svg:width="0.126in" svg:height="0.126in" draw:control="control56"/></text:span><text:span text:style-name="T5"> Yes </text:span><text:span text:style-name="T5"><draw:control text:anchor-type="as-char" draw:z-index="56" draw:style-name="gr1" draw:text-style-name="P40" svg:width="0.126in" svg:height="0.126in" draw:control="control57"/></text:span><text:span text:style-name="T5"> No <text:s text:c="2"/>If yes, please list. </text:span><text:bookmark-start text:name="Text20"/><text:span text:style-name="T5"><text:text-input text:description="Text20">     </text:text-input></text:span><text:bookmark-end text:name="Text20"/></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21"><text:span text:style-name="T5"><text:s/>Have you received IRB approval from another IRB for this study? <text:s/></text:span><text:span text:style-name="T5"><draw:control text:anchor-type="as-char" draw:z-index="57" draw:style-name="gr1" draw:text-style-name="P40" svg:width="0.126in" svg:height="0.126in" draw:control="control58"/></text:span><text:span text:style-name="T5"> Yes </text:span><text:span text:style-name="T5"><draw:control text:anchor-type="as-char" draw:z-index="58" draw:style-name="gr1" draw:text-style-name="P40" svg:width="0.126in" svg:height="0.126in" draw:control="control59"/></text:span><text:span text:style-name="T5"> No <text:s/></text:span><text:bookmark-start text:name="Check42"/><text:span text:style-name="T5"><draw:control text:anchor-type="as-char" draw:z-index="59" draw:style-name="gr1" draw:text-style-name="P40" svg:width="0.126in" svg:height="0.126in" draw:control="control60"/></text:span><text:bookmark-end text:name="Check42"/><text:span text:style-name="T5"> Pending</text:span></text:p>
            <text:p text:style-name="P5">If yes, please attach a copy of the IRB approval. <text:s text:c="5"/></text:p>
          </table:table-cell>
          <table:covered-table-cell/>
          <table:covered-table-cell/>
          <table:covered-table-cell/>
          <table:covered-table-cell/>
          <table:covered-table-cell/>
          <table:covered-table-cell/>
          <table:covered-table-cell/>
        </table:table-row>
        <table:table-row table:style-name="Table1.1">
          <table:table-cell table:style-name="Table1.A2" table:number-columns-spanned="8" office:value-type="string">
            <text:p text:style-name="P21"><text:span text:style-name="T5">If applicable, please provide the name(s) and address(es) or all officials authorizing to access human subjects in cooperating institutions not affiliated with CMU. <text:s/></text:span><text:bookmark-start text:name="Text21"/><text:span text:style-name="T5"><text:text-input text:description="Text21">     </text:text-input></text:span><text:bookmark-end text:name="Text21"/><text:span text:style-name="T5"> </text:span></text:p>
            <text:p text:style-name="P13">Please attach documentation of approval.</text:p>
          </table:table-cell>
          <table:covered-table-cell/>
          <table:covered-table-cell/>
          <table:covered-table-cell/>
          <table:covered-table-cell/>
          <table:covered-table-cell/>
          <table:covered-table-cell/>
          <table:covered-table-cell/>
        </table:table-row>
      </table:table>
      <text:p text:style-name="P6"/>
      <text:p text:style-name="P28"/>
      <table:table table:name="Table2" table:style-name="Table2">
        <table:table-column table:style-name="Table2.A"/>
        <table:table-row table:style-name="Table2.1">
          <table:table-cell table:style-name="Table2.A1" office:value-type="string">
            <text:p text:style-name="P28">Principal Investigator’s Assurance Statement for Using Human Subjects in Research</text:p>
          </table:table-cell>
        </table:table-row>
      </table:table>
      <text:p text:style-name="P31">I certify that the information provided in this IRB application is complete and accurate.</text:p>
      <text:p text:style-name="P31">I understand that as Principal Investigator, I have ultimate responsibility for the conduct of IRB approved studies, the ethical performance of protocols, the protection of the rights and welfare of human participants, and strict adherence to the studies protocol and any stipulations imposed by Carnegie Mellon University Institutional Review Board.</text:p>
      <text:p text:style-name="P29"><text:span text:style-name="T6">I understand that it is my responsibility to ensure that the human participant’ involvement as described in the funding proposal(s) is consistent in principle, to that contained in the IRB </text:span><text:span text:style-name="T6">application. <text:s/>I will submit modifications and/or changes to the IRB as necessary.</text:span></text:p>
      <text:p text:style-name="P32">I agree to comply with all Carnegie Mellon University policies and procedures, as well as with all applicable federal, state, and local laws, regarding the protection of human participants in research, including, but not limited to:</text:p>
      <text:list xml:id="list4253825676219990090" text:style-name="WW8Num9">
        <text:list-item>
          <text:p text:style-name="P35">Ensuring all investigators and key study personnel have completed human subjects training program;</text:p>
        </text:list-item>
        <text:list-item>
          <text:p text:style-name="P35">Ensuring protocols are conducted by qualified personnel following the approved IRB application; </text:p>
        </text:list-item>
        <text:list-item>
          <text:p text:style-name="P35">Implementing no changes in approved IRB applications without prior IRB approval in accordance with CMU IRB policy (except in an emergency, if necessary to safeguard the well-being of a human participant, and will report to the IRB within 1 day of such change);</text:p>
        </text:list-item>
        <text:list-item>
          <text:p text:style-name="P35">Informing participants of any relevant new information regarding their participation in the research that becomes available.</text:p>
        </text:list-item>
        <text:list-item>
          <text:p text:style-name="P35">Promptly reporting to the IRB any new information involving risks to research participants, including reporting to the IRB, Data Safety and Monitoring Boards, sponsors and appropriate federal agencies any adverse experiences and all unanticipated problems involving risks to human subjects or others that occur in the course of the research.</text:p>
        </text:list-item>
        <text:list-item>
          <text:p text:style-name="P35">If unavailable to conduct research personally, as when on sabbatical leave or vacation, arrangements for another investigator to assume direct responsibility for studies will be made through modification requests to the IRB; </text:p>
        </text:list-item>
        <text:list-item>
          <text:p text:style-name="P35">Promptly providing the IRB with any information requested relative to protocols;</text:p>
        </text:list-item>
        <text:list-item>
          <text:p text:style-name="P35">Promptly and completely complying with IRB decisions to suspend or withdraw approval for projects;</text:p>
        </text:list-item>
        <text:list-item>
          <text:p text:style-name="P35">Obtaining Continuing Review approval prior to the date the approval for a study expires (approval for the study will automatically expire); <text:s/></text:p>
        </text:list-item>
        <text:list-item>
          <text:p text:style-name="P35"><text:soft-page-break/>Maintaining accurate and complete research records, including, but not limited to, all informed consent documents for 3 years from the date of study completion; </text:p>
        </text:list-item>
        <text:list-item>
          <text:p text:style-name="P35">Informing the CMU IRB of all locations in which human participants will be recruited for protocols and being responsible for obtaining and maintaining current IRB approvals/letters of cooperation when applicable; </text:p>
        </text:list-item>
        <text:list-item>
          <text:p text:style-name="P35">Complying with <text:s/>federal, state and local laws and regulations and sponsor terms and conditions; and</text:p>
        </text:list-item>
        <text:list-item>
          <text:p text:style-name="P35">Complying with CMU policies on the responsible conduct of research.</text:p>
        </text:list-item>
      </text:list>
      <text:p text:style-name="P7"/>
      <text:p text:style-name="P12"/>
      <text:p text:style-name="P24"><text:span text:style-name="T8"><text:s/></text:span><text:bookmark-start text:name="Text22"/><text:span text:style-name="T8">B</text:span><text:bookmark-end text:name="Text22"/><text:span text:style-name="T8">en Blum<text:tab/><text:tab/> <text:s text:c="42"/><text:tab/><text:tab/> <text:s text:c="2"/><text:tab/><text:tab/> <text:s text:c="6"/><text:tab/></text:span><text:span text:style-name="T7"><text:tab/></text:span><text:bookmark-start text:name="Text23"/><text:span text:style-name="T7">2</text:span><text:bookmark-end text:name="Text23"/><text:span text:style-name="T7">015-09-18</text:span><text:span text:style-name="T8"><text:tab/><text:tab/></text:span></text:p>
      <text:p text:style-name="P7">Principal Investigator Name and Signature<text:tab/><text:tab/><text:tab/><text:tab/><text:tab/><text:tab/><text:tab/>Date<text:tab/></text:p>
      <text:p text:style-name="P16">NOTE: If emailed from the PI’s CMU e-mail account a hand written signature is not needed. <text:s/>Please type in name and date above.</text:p>
      <text:p text:style-name="P17">If the PI is a student, the faculty advisor must submit a Faculty Advisor Assurance Form. <text:s/></text:p>
      <text:p text:style-name="P16"/>
      <text:p text:style-name="P22"><text:span text:style-name="T9">Please submit to </text:span><text:a xlink:type="simple" xlink:href="mailto:irb-review@andrew.cmu.edu" text:style-name="Internet_20_link" text:visited-style-name="Visited_20_Internet_20_Link"><text:span text:style-name="Internet_20_link"><text:span text:style-name="T9">irb-review@andrew.cmu.edu</text:span></text:span></text:a></text:p>
      <text:p text:style-name="P18"/>
      <text:p text:style-name="P30"><text:span text:style-name="T12">Note: <text:s/>Links to the policies and Federal regulations for the protection of human research subjects (including the Code of Federal Regulations [.CF.R.] Title 45 CFR Part 46, and Title 21 C.F.R. parts 50 and 56) are available on the IRB web page (</text:span><text:a xlink:type="simple" xlink:href="http://www.cmu.edu/provost/spon-res/compliance/hs.htm" text:style-name="Internet_20_link" text:visited-style-name="Visited_20_Internet_20_Link"><text:span text:style-name="Internet_20_link"><text:span text:style-name="T12">http://www.cmu.edu/provost/spon-res/compliance/hs.htm</text:span></text:span></text:a><text:span text:style-name="T12">). <text:s/></text:span></text:p>
      <text:p text:style-name="Standard"/>
      <text:p text:style-name="Standard"/>
      <table:table table:name="Table3" table:style-name="Table3">
        <table:table-column table:style-name="Table3.A"/>
        <table:table-row table:style-name="Table3.1">
          <table:table-cell table:style-name="Table3.A1" office:value-type="string">
            <text:p text:style-name="Standard"><text:span text:style-name="T4">Comments: </text:span><text:bookmark-start text:name="Text49"/><text:span text:style-name="T4"><text:text-input text:description="Text49">     </text:text-input></text:span><text:bookmark-end text:name="Text49"/><text:span text:style-name="T4"> </text:span></text:p>
            <text:p text:style-name="P19"/>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alibri1" svg:font-family="Calibri"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style style:name="Footer" style:family="paragraph" style:parent-style-name="Standard" style:class="extra"/>
    <style:style style:name="Balloon_20_Text" style:display-name="Balloon Text" style:family="paragraph" style:parent-style-name="Standard">
      <style:text-properties style:font-name="Tahoma" fo:font-size="8pt" style:font-size-asian="8pt" style:font-name-complex="Tahoma" style:font-size-complex="8pt"/>
    </style:style>
    <style:style style:name="List_20_Paragraph" style:display-name="List Paragraph" style:family="paragraph" style:parent-style-name="Standard">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Calibri" fo:font-size="11pt" style:font-size-asian="11pt" style:font-name-complex="Calibri" style:font-size-complex="11pt"/>
    </style:style>
    <style:style style:name="WW8Num1z1" style:family="text">
      <style:text-properties style:font-name-complex="Times New Roman"/>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text-properties style:font-name-complex="Times New Roman"/>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Calibri" fo:font-size="11pt" style:font-size-asian="11pt" style:font-name-complex="Calibri" style:font-size-complex="11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Default_20_Paragraph_20_Font" style:display-name="Default Paragraph Font" style:family="text"/>
    <style:style style:name="Header_20_Char" style:display-name="Header Char" style:family="text" style:parent-style-name="Default_20_Paragraph_20_Font">
      <style:text-properties style:font-name="Courier New" fo:font-size="10pt" style:font-name-asian="Times New Roman" style:font-size-asian="10pt" style:font-name-complex="Times New Roman" style:font-size-complex="10pt"/>
    </style:style>
    <style:style style:name="Footer_20_Char" style:display-name="Footer Char" style:family="text" style:parent-style-name="Default_20_Paragraph_20_Font">
      <style:text-properties style:font-name="Courier New" fo:font-size="10pt" style:font-name-asian="Times New Roman" style:font-size-asian="10pt" style:font-name-complex="Times New Roman" style:font-size-complex="10pt"/>
    </style:style>
    <style:style style:name="Balloon_20_Text_20_Char" style:display-name="Balloon Text Char" style:family="text" style:parent-style-name="Default_20_Paragraph_20_Font">
      <style:text-properties style:font-name="Tahoma" fo:font-size="8pt" style:font-name-asian="Times New Roman" style:font-size-asian="8pt" style:font-name-complex="Tahoma"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5in" fo:margin-left="0.6874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in" fo:text-indent="-0.2in" fo:margin-left="0.2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943634" style:font-name="Times New Roman" fo:font-size="14pt" fo:font-weight="bold" style:font-size-asian="14pt" style:font-weight-asian="bold" style:font-name-complex="Times New Roman" style:font-size-complex="14pt"/>
    </style:style>
    <style:style style:name="MP2" style:family="paragraph" style:parent-style-name="Standard">
      <style:text-properties style:font-name="Calibri" fo:font-size="8pt" style:font-size-asian="8pt" style:font-name-complex="Calibri" style:font-size-complex="8pt"/>
    </style:style>
    <style:style style:name="MP3" style:family="paragraph" style:parent-style-name="Standard">
      <style:paragraph-properties fo:text-align="justify" style:justify-single-word="false" fo:hyphenation-ladder-count="no-limit">
        <style:tab-stops>
          <style:tab-stop style:position="3.25in" style:type="center"/>
        </style:tab-stops>
      </style:paragraph-properties>
      <style:text-properties style:font-name="Times New Roman" fo:font-size="16pt" fo:letter-spacing="-0.0016in" fo:font-weight="bold" style:font-size-asian="16pt" style:font-weight-asian="bold" style:font-name-complex="Times New Roman" style:font-size-complex="16pt" fo:hyphenate="false" fo:hyphenation-remain-char-count="2" fo:hyphenation-push-char-count="2"/>
    </style:style>
    <style:style style:name="MT1" style:family="text">
      <style:text-properties style:font-name="Calibri" fo:font-size="8pt" style:font-size-asian="8pt" style:font-name-complex="Calibri" style:font-size-complex="8pt"/>
    </style:style>
    <style:style style:name="MT2" style:family="text">
      <style:text-properties style:font-name="Calibri" fo:font-size="8pt" style:text-underline-style="solid" style:text-underline-width="auto" style:text-underline-color="font-color" style:font-size-asian="8pt" style:font-name-complex="Calibri" style:font-size-complex="8pt"/>
    </style:style>
    <style:style style:name="MT3" style:family="text">
      <style:text-properties style:font-name="Calibri" style:font-name-complex="Calibri"/>
    </style:style>
    <style:style style:name="M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ge-content" fo:background-color="#ffffff" style:background-transparency="0%" fo:padding-left="0.1035in" fo:padding-right="0.1035in" fo:padding-top="0.0535in" fo:padding-bottom="0.0535in" fo:border="0.0071in solid #000000">
        <style:background-image/>
      </style:graphic-properties>
    </style:style>
    <style:page-layout style:name="Mpm1">
      <style:page-layout-properties fo:page-width="8.5in" fo:page-height="11in" style:num-format="1" style:print-orientation="portrait" fo:margin-top="0.4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661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5in" fo:page-height="11in" style:num-format="1" style:print-orientation="portrait" fo:margin-top="1.1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draw:frame draw:style-name="Mfr1" draw:name="Frame1" text:anchor-type="char" svg:x="5.5673in" svg:y="-0.1862in" svg:width="1.8673in" svg:height="0.8126in" draw:z-index="65"><draw:text-box><text:p text:style-name="MP2">For IRB Office Use </text:p><text:p text:style-name="MP2"/><text:p text:style-name="Standard"><text:span text:style-name="MT1">IRB: IRB No:</text:span><text:span text:style-name="MT2"><text:tab/><text:tab/></text:span></text:p><text:p text:style-name="MP2"/><text:p text:style-name="MP2">Rec’d:______________________</text:p><text:p text:style-name="MP3"/><text:p text:style-name="Header"/><text:p text:style-name="Header"/><text:p text:style-name="MP2"/></draw:text-box></draw:frame>Carnegie Mellon University</text:p>
        <text:p text:style-name="Header"/>
      </style:header>
      <style:footer>
        <text:p text:style-name="Footer"><text:span text:style-name="MT3"><text:page-number text:select-page="current">3</text:page-number></text:span> <text:s/><text:tab/><text:tab/><text:span text:style-name="MT1">Exempt 45 CFR 46.101(b)(1) <text:s text:c="8"/>Version 4/2010</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athias_2</meta:initial-creator>
    <meta:creation-date>2010-04-30T10:25:00</meta:creation-date>
    <dc:creator>Ben Blum</dc:creator>
    <dc:date>2015-09-21T12:55:20</dc:date>
    <meta:print-date>2009-01-14T08:51:00</meta:print-date>
    <meta:editing-cycles>29</meta:editing-cycles>
    <meta:editing-duration>P1DT1H11M37S</meta:editing-duration>
    <meta:generator>OpenOffice/4.1.1$Unix OpenOffice.org_project/411m6$Build-9775</meta:generator>
    <meta:document-statistic meta:table-count="3" meta:image-count="0" meta:object-count="0" meta:page-count="6" meta:paragraph-count="166" meta:word-count="2392" meta:character-count="15473"/>
  </office:meta>
</office:document-meta>
</file>